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03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14" table:default-cell-style-name="Default"/>
        <table:table-row table:style-name="ro1">
          <table:table-cell office:value-type="string">
            <text:p>комментирова</text:p>
          </table:table-cell>
          <table:table-cell office:value-type="float" office:value="2">
            <text:p>2</text:p>
          </table:table-cell>
          <table:table-cell office:value-type="float" office:value="0.15713920687">
            <text:p>0,1571392069</text:p>
          </table:table-cell>
          <table:table-cell office:value-type="float" office:value="0.00169547642941">
            <text:p>0,0016954764</text:p>
          </table:table-cell>
          <table:table-cell office:value-type="float" office:value="0.0287754813107">
            <text:p>0,0287754813</text:p>
          </table:table-cell>
          <table:table-cell table:number-columns-repeated="11"/>
          <table:table-cell office:value-type="string">
            <text:p>комментирова</text:p>
          </table:table-cell>
          <table:table-cell office:value-type="string">
            <text:p>сша</text:p>
          </table:table-cell>
          <table:table-cell office:value-type="string">
            <text:p>сша</text:p>
          </table:table-cell>
        </table:table-row>
        <table:table-row table:style-name="ro1">
          <table:table-cell office:value-type="string">
            <text:p>мвф</text:p>
          </table:table-cell>
          <table:table-cell office:value-type="float" office:value="2">
            <text:p>2</text:p>
          </table:table-cell>
          <table:table-cell office:value-type="float" office:value="0.119863111372">
            <text:p>0,1198631114</text:p>
          </table:table-cell>
          <table:table-cell office:value-type="float" office:value="0.00182962476093">
            <text:p>0,0018296248</text:p>
          </table:table-cell>
          <table:table-cell office:value-type="float" office:value="0.0273337670934">
            <text:p>0,0273337671</text:p>
          </table:table-cell>
          <table:table-cell table:number-columns-repeated="11"/>
          <table:table-cell office:value-type="string">
            <text:p>мвф</text:p>
          </table:table-cell>
          <table:table-cell office:value-type="string">
            <text:p>агентств</text:p>
          </table:table-cell>
          <table:table-cell office:value-type="string">
            <text:p>анб</text:p>
          </table:table-cell>
        </table:table-row>
        <table:table-row table:style-name="ro1">
          <table:table-cell office:value-type="string">
            <text:p>штаб</text:p>
          </table:table-cell>
          <table:table-cell office:value-type="float" office:value="3">
            <text:p>3</text:p>
          </table:table-cell>
          <table:table-cell office:value-type="float" office:value="0.113013685061">
            <text:p>0,1130136851</text:p>
          </table:table-cell>
          <table:table-cell office:value-type="float" office:value="0.00204041219714">
            <text:p>0,0020404122</text:p>
          </table:table-cell>
          <table:table-cell office:value-type="float" office:value="0.0309383053277">
            <text:p>0,0309383053</text:p>
          </table:table-cell>
          <table:table-cell table:number-columns-repeated="11"/>
          <table:table-cell office:value-type="string">
            <text:p>штаб</text:p>
          </table:table-cell>
          <table:table-cell office:value-type="string">
            <text:p>анб</text:p>
          </table:table-cell>
          <table:table-cell office:value-type="string">
            <text:p>агентств</text:p>
          </table:table-cell>
        </table:table-row>
        <table:table-row table:style-name="ro1">
          <table:table-cell office:value-type="string">
            <text:p>квартир</text:p>
          </table:table-cell>
          <table:table-cell office:value-type="float" office:value="3">
            <text:p>3</text:p>
          </table:table-cell>
          <table:table-cell office:value-type="float" office:value="0.0917035943587">
            <text:p>0,0917035944</text:p>
          </table:table-cell>
          <table:table-cell office:value-type="float" office:value="0.00174694820848">
            <text:p>0,0017469482</text:p>
          </table:table-cell>
          <table:table-cell office:value-type="float" office:value="0.0234741687075">
            <text:p>0,0234741687</text:p>
          </table:table-cell>
          <table:table-cell table:number-columns-repeated="11"/>
          <table:table-cell office:value-type="string">
            <text:p>квартир</text:p>
          </table:table-cell>
          <table:table-cell office:value-type="string">
            <text:p>слежк</text:p>
          </table:table-cell>
          <table:table-cell office:value-type="string">
            <text:p>информац</text:p>
          </table:table-cell>
        </table:table-row>
        <table:table-row table:style-name="ro1">
          <table:table-cell office:value-type="string">
            <text:p>сша</text:p>
          </table:table-cell>
          <table:table-cell office:value-type="float" office:value="4">
            <text:p>4</text:p>
          </table:table-cell>
          <table:table-cell office:value-type="float" office:value="0.084377828533">
            <text:p>0,0843778285</text:p>
          </table:table-cell>
          <table:table-cell office:value-type="float" office:value="0.00323830644208">
            <text:p>0,0032383064</text:p>
          </table:table-cell>
          <table:table-cell office:value-type="float" office:value="0.056313005717">
            <text:p>0,0563130057</text:p>
          </table:table-cell>
          <table:table-cell table:number-columns-repeated="11"/>
          <table:table-cell office:value-type="string">
            <text:p>сша</text:p>
          </table:table-cell>
          <table:table-cell office:value-type="string">
            <text:p>переговор</text:p>
          </table:table-cell>
          <table:table-cell office:value-type="string">
            <text:p>слежк</text:p>
          </table:table-cell>
        </table:table-row>
        <table:table-row table:style-name="ro1">
          <table:table-cell office:value-type="string">
            <text:p>приостановк</text:p>
          </table:table-cell>
          <table:table-cell office:value-type="float" office:value="1">
            <text:p>1</text:p>
          </table:table-cell>
          <table:table-cell office:value-type="float" office:value="0.0838966519865">
            <text:p>0,083896652</text:p>
          </table:table-cell>
          <table:table-cell office:value-type="float" office:value="0.00121693568025">
            <text:p>0,0012169357</text:p>
          </table:table-cell>
          <table:table-cell office:value-type="float" office:value="0.0131776930102">
            <text:p>0,013177693</text:p>
          </table:table-cell>
          <table:table-cell table:number-columns-repeated="11"/>
          <table:table-cell office:value-type="string">
            <text:p>приостановк</text:p>
          </table:table-cell>
          <table:table-cell office:value-type="string">
            <text:p>штаб</text:p>
          </table:table-cell>
          <table:table-cell office:value-type="string">
            <text:p>переговор</text:p>
          </table:table-cell>
        </table:table-row>
        <table:table-row table:style-name="ro1">
          <table:table-cell office:value-type="string">
            <text:p>вб</text:p>
          </table:table-cell>
          <table:table-cell office:value-type="float" office:value="2">
            <text:p>2</text:p>
          </table:table-cell>
          <table:table-cell office:value-type="float" office:value="0.0660317636507">
            <text:p>0,0660317637</text:p>
          </table:table-cell>
          <table:table-cell office:value-type="float" office:value="0.00129656470493">
            <text:p>0,0012965647</text:p>
          </table:table-cell>
          <table:table-cell office:value-type="float" office:value="0.0123424299642">
            <text:p>0,01234243</text:p>
          </table:table-cell>
          <table:table-cell table:number-columns-repeated="11"/>
          <table:table-cell office:value-type="string">
            <text:p>вб</text:p>
          </table:table-cell>
          <table:table-cell office:value-type="string">
            <text:p>мвф</text:p>
          </table:table-cell>
          <table:table-cell office:value-type="string">
            <text:p>штаб</text:p>
          </table:table-cell>
        </table:table-row>
        <table:table-row table:style-name="ro1">
          <table:table-cell office:value-type="string">
            <text:p>переговор</text:p>
          </table:table-cell>
          <table:table-cell office:value-type="float" office:value="3">
            <text:p>3</text:p>
          </table:table-cell>
          <table:table-cell office:value-type="float" office:value="0.0631831455555">
            <text:p>0,0631831456</text:p>
          </table:table-cell>
          <table:table-cell office:value-type="float" office:value="0.0021092281559">
            <text:p>0,0021092282</text:p>
          </table:table-cell>
          <table:table-cell office:value-type="float" office:value="0.0312619167392">
            <text:p>0,0312619167</text:p>
          </table:table-cell>
          <table:table-cell table:number-columns-repeated="11"/>
          <table:table-cell office:value-type="string">
            <text:p>переговор</text:p>
          </table:table-cell>
          <table:table-cell office:value-type="string">
            <text:p>информац</text:p>
          </table:table-cell>
          <table:table-cell office:value-type="string">
            <text:p>комментирова</text:p>
          </table:table-cell>
        </table:table-row>
        <table:table-row table:style-name="ro1">
          <table:table-cell office:value-type="string">
            <text:p>агентств</text:p>
          </table:table-cell>
          <table:table-cell office:value-type="float" office:value="3">
            <text:p>3</text:p>
          </table:table-cell>
          <table:table-cell office:value-type="float" office:value="0.0605001220934">
            <text:p>0,0605001221</text:p>
          </table:table-cell>
          <table:table-cell office:value-type="float" office:value="0.00228286981534">
            <text:p>0,0022828698</text:p>
          </table:table-cell>
          <table:table-cell office:value-type="float" office:value="0.0399126128254">
            <text:p>0,0399126128</text:p>
          </table:table-cell>
          <table:table-cell table:number-columns-repeated="11"/>
          <table:table-cell office:value-type="string">
            <text:p>агентств</text:p>
          </table:table-cell>
          <table:table-cell office:value-type="string">
            <text:p>квартир</text:p>
          </table:table-cell>
          <table:table-cell office:value-type="string">
            <text:p>мвф</text:p>
          </table:table-cell>
        </table:table-row>
        <table:table-row table:style-name="ro1">
          <table:table-cell office:value-type="string">
            <text:p>прослушк</text:p>
          </table:table-cell>
          <table:table-cell office:value-type="float" office:value="2">
            <text:p>2</text:p>
          </table:table-cell>
          <table:table-cell office:value-type="float" office:value="0.0595707976624">
            <text:p>0,0595707977</text:p>
          </table:table-cell>
          <table:table-cell office:value-type="float" office:value="0.00154124344316">
            <text:p>0,0015412434</text:p>
          </table:table-cell>
          <table:table-cell office:value-type="float" office:value="0.0241162384647">
            <text:p>0,0241162385</text:p>
          </table:table-cell>
          <table:table-cell table:number-columns-repeated="11"/>
          <table:table-cell office:value-type="string">
            <text:p>прослушк</text:p>
          </table:table-cell>
          <table:table-cell office:value-type="string">
            <text:p>комментирова</text:p>
          </table:table-cell>
          <table:table-cell office:value-type="string">
            <text:p>попа</text:p>
          </table:table-cell>
        </table:table-row>
        <table:table-row table:style-name="ro1">
          <table:table-cell office:value-type="string">
            <text:p>приостановл</text:p>
          </table:table-cell>
          <table:table-cell office:value-type="float" office:value="1">
            <text:p>1</text:p>
          </table:table-cell>
          <table:table-cell office:value-type="float" office:value="0.0591796070516">
            <text:p>0,0591796071</text:p>
          </table:table-cell>
          <table:table-cell office:value-type="float" office:value="0.00126667753821">
            <text:p>0,0012666775</text:p>
          </table:table-cell>
          <table:table-cell office:value-type="float" office:value="0.0163200750098">
            <text:p>0,016320075</text:p>
          </table:table-cell>
          <table:table-cell table:number-columns-repeated="11"/>
          <table:table-cell office:value-type="string">
            <text:p>приостановл</text:p>
          </table:table-cell>
          <table:table-cell office:value-type="string">
            <text:p>международн</text:p>
          </table:table-cell>
          <table:table-cell office:value-type="string">
            <text:p>американц</text:p>
          </table:table-cell>
        </table:table-row>
        <table:table-row table:style-name="ro1">
          <table:table-cell office:value-type="string">
            <text:p>слежк</text:p>
          </table:table-cell>
          <table:table-cell office:value-type="float" office:value="3">
            <text:p>3</text:p>
          </table:table-cell>
          <table:table-cell office:value-type="float" office:value="0.0556095964653">
            <text:p>0,0556095965</text:p>
          </table:table-cell>
          <table:table-cell office:value-type="float" office:value="0.00215948022733">
            <text:p>0,0021594802</text:p>
          </table:table-cell>
          <table:table-cell office:value-type="float" office:value="0.0316683144558">
            <text:p>0,0316683145</text:p>
          </table:table-cell>
          <table:table-cell table:number-columns-repeated="11"/>
          <table:table-cell office:value-type="string">
            <text:p>слежк</text:p>
          </table:table-cell>
          <table:table-cell office:value-type="string">
            <text:p>прослушива</text:p>
          </table:table-cell>
          <table:table-cell office:value-type="string">
            <text:p>организац</text:p>
          </table:table-cell>
        </table:table-row>
        <table:table-row table:style-name="ro1">
          <table:table-cell office:value-type="string">
            <text:p>бел</text:p>
          </table:table-cell>
          <table:table-cell office:value-type="float" office:value="2">
            <text:p>2</text:p>
          </table:table-cell>
          <table:table-cell office:value-type="float" office:value="0.0549825427024">
            <text:p>0,0549825427</text:p>
          </table:table-cell>
          <table:table-cell office:value-type="float" office:value="0.00144229607006">
            <text:p>0,0014422961</text:p>
          </table:table-cell>
          <table:table-cell office:value-type="float" office:value="0.0203775424931">
            <text:p>0,0203775425</text:p>
          </table:table-cell>
          <table:table-cell table:number-columns-repeated="11"/>
          <table:table-cell office:value-type="string">
            <text:p>бел</text:p>
          </table:table-cell>
          <table:table-cell office:value-type="string">
            <text:p>прослушк</text:p>
          </table:table-cell>
          <table:table-cell office:value-type="string">
            <text:p>прослушива</text:p>
          </table:table-cell>
        </table:table-row>
        <table:table-row table:style-name="ro1">
          <table:table-cell office:value-type="string">
            <text:p>напомина</text:p>
          </table:table-cell>
          <table:table-cell office:value-type="float" office:value="1">
            <text:p>1</text:p>
          </table:table-cell>
          <table:table-cell office:value-type="float" office:value="0.0547916196674">
            <text:p>0,0547916197</text:p>
          </table:table-cell>
          <table:table-cell office:value-type="float" office:value="0.00127142683977">
            <text:p>0,0012714268</text:p>
          </table:table-cell>
          <table:table-cell office:value-type="float" office:value="0.0165525383562">
            <text:p>0,0165525384</text:p>
          </table:table-cell>
          <table:table-cell table:number-columns-repeated="11"/>
          <table:table-cell office:value-type="string">
            <text:p>напомина</text:p>
          </table:table-cell>
          <table:table-cell office:value-type="string">
            <text:p>дом</text:p>
          </table:table-cell>
          <table:table-cell office:value-type="string">
            <text:p>прослушк</text:p>
          </table:table-cell>
        </table:table-row>
        <table:table-row table:style-name="ro1">
          <table:table-cell office:value-type="string">
            <text:p>анб</text:p>
          </table:table-cell>
          <table:table-cell office:value-type="float" office:value="3">
            <text:p>3</text:p>
          </table:table-cell>
          <table:table-cell office:value-type="float" office:value="0.0498941246223">
            <text:p>0,0498941246</text:p>
          </table:table-cell>
          <table:table-cell office:value-type="float" office:value="0.00225367398063">
            <text:p>0,002253674</text:p>
          </table:table-cell>
          <table:table-cell office:value-type="float" office:value="0.040491040145">
            <text:p>0,0404910401</text:p>
          </table:table-cell>
          <table:table-cell table:number-columns-repeated="11"/>
          <table:table-cell office:value-type="string">
            <text:p>анб</text:p>
          </table:table-cell>
          <table:table-cell office:value-type="string">
            <text:p>организац</text:p>
          </table:table-cell>
          <table:table-cell office:value-type="string">
            <text:p>международн</text:p>
          </table:table-cell>
        </table:table-row>
        <table:table-row table:style-name="ro2">
          <table:table-cell office:value-type="string">
            <text:p>дом</text:p>
          </table:table-cell>
          <table:table-cell office:value-type="float" office:value="2">
            <text:p>2</text:p>
          </table:table-cell>
          <table:table-cell office:value-type="float" office:value="0.0493326808554">
            <text:p>0,0493326809</text:p>
          </table:table-cell>
          <table:table-cell office:value-type="float" office:value="0.00151942135464">
            <text:p>0,0015194214</text:p>
          </table:table-cell>
          <table:table-cell office:value-type="float" office:value="0.0204748119387">
            <text:p>0,0204748119</text:p>
          </table:table-cell>
          <table:table-cell table:number-columns-repeated="11"/>
          <table:table-cell office:value-type="string">
            <text:p>дом</text:p>
          </table:table-cell>
          <table:table-cell office:value-type="string">
            <text:p>попа</text:p>
          </table:table-cell>
          <table:table-cell office:value-type="string">
            <text:p>квартир</text:p>
          </table:table-cell>
        </table:table-row>
        <table:table-row table:style-name="ro1">
          <table:table-cell office:value-type="string">
            <text:p>международн</text:p>
          </table:table-cell>
          <table:table-cell office:value-type="float" office:value="2">
            <text:p>2</text:p>
          </table:table-cell>
          <table:table-cell office:value-type="float" office:value="0.0485533806454">
            <text:p>0,0485533806</text:p>
          </table:table-cell>
          <table:table-cell office:value-type="float" office:value="0.00158098732563">
            <text:p>0,0015809873</text:p>
          </table:table-cell>
          <table:table-cell office:value-type="float" office:value="0.023797511595">
            <text:p>0,0237975116</text:p>
          </table:table-cell>
          <table:table-cell table:number-columns-repeated="11"/>
          <table:table-cell office:value-type="string">
            <text:p>международн</text:p>
          </table:table-cell>
          <table:table-cell office:value-type="string">
            <text:p>американц</text:p>
          </table:table-cell>
          <table:table-cell office:value-type="string">
            <text:p>дом</text:p>
          </table:table-cell>
        </table:table-row>
        <table:table-row table:style-name="ro2">
          <table:table-cell office:value-type="string">
            <text:p>врем</text:p>
          </table:table-cell>
          <table:table-cell office:value-type="float" office:value="1">
            <text:p>1</text:p>
          </table:table-cell>
          <table:table-cell office:value-type="float" office:value="0.0480852557106">
            <text:p>0,0480852557</text:p>
          </table:table-cell>
          <table:table-cell office:value-type="float" office:value="0.00125827608278">
            <text:p>0,0012582761</text:p>
          </table:table-cell>
          <table:table-cell office:value-type="float" office:value="0.0162259036337">
            <text:p>0,0162259036</text:p>
          </table:table-cell>
          <table:table-cell table:number-columns-repeated="11"/>
          <table:table-cell office:value-type="string">
            <text:p>врем</text:p>
          </table:table-cell>
          <table:table-cell table:number-columns-repeated="2" office:value-type="string">
            <text:p>бел</text:p>
          </table:table-cell>
        </table:table-row>
        <table:table-row table:style-name="ro1">
          <table:table-cell office:value-type="string">
            <text:p>сообщен</text:p>
          </table:table-cell>
          <table:table-cell office:value-type="float" office:value="1">
            <text:p>1</text:p>
          </table:table-cell>
          <table:table-cell office:value-type="float" office:value="0.0466813752875">
            <text:p>0,0466813753</text:p>
          </table:table-cell>
          <table:table-cell office:value-type="float" office:value="0.00115742016435">
            <text:p>0,0011574202</text:p>
          </table:table-cell>
          <table:table-cell office:value-type="float" office:value="0.0089651854584">
            <text:p>0,0089651855</text:p>
          </table:table-cell>
          <table:table-cell table:number-columns-repeated="11"/>
          <table:table-cell office:value-type="string">
            <text:p>сообщен</text:p>
          </table:table-cell>
          <table:table-cell office:value-type="string">
            <text:p>reuters</text:p>
          </table:table-cell>
          <table:table-cell office:value-type="string">
            <text:p>сноуд</text:p>
          </table:table-cell>
        </table:table-row>
        <table:table-row table:style-name="ro1">
          <table:table-cell office:value-type="string">
            <text:p>прослушек</text:p>
          </table:table-cell>
          <table:table-cell office:value-type="float" office:value="1">
            <text:p>1</text:p>
          </table:table-cell>
          <table:table-cell office:value-type="float" office:value="0.0466813752875">
            <text:p>0,0466813753</text:p>
          </table:table-cell>
          <table:table-cell office:value-type="float" office:value="0.00115742016435">
            <text:p>0,0011574202</text:p>
          </table:table-cell>
          <table:table-cell office:value-type="float" office:value="0.0089651854584">
            <text:p>0,0089651855</text:p>
          </table:table-cell>
          <table:table-cell table:number-columns-repeated="11"/>
          <table:table-cell office:value-type="string">
            <text:p>прослушек</text:p>
          </table:table-cell>
          <table:table-cell office:value-type="string">
            <text:p>электрон</text:p>
          </table:table-cell>
          <table:table-cell office:value-type="string">
            <text:p>немецк</text:p>
          </table:table-cell>
        </table:table-row>
        <table:table-row table:style-name="ro1">
          <table:table-cell office:value-type="string">
            <text:p>вашингтон</text:p>
          </table:table-cell>
          <table:table-cell office:value-type="float" office:value="1">
            <text:p>1</text:p>
          </table:table-cell>
          <table:table-cell office:value-type="float" office:value="0.0465166638228">
            <text:p>0,0465166638</text:p>
          </table:table-cell>
          <table:table-cell office:value-type="float" office:value="0.00130300908235">
            <text:p>0,0013030091</text:p>
          </table:table-cell>
          <table:table-cell office:value-type="float" office:value="0.0160518543129">
            <text:p>0,0160518543</text:p>
          </table:table-cell>
          <table:table-cell table:number-columns-repeated="14"/>
        </table:table-row>
        <table:table-row table:style-name="ro1">
          <table:table-cell office:value-type="string">
            <text:p>оон</text:p>
          </table:table-cell>
          <table:table-cell office:value-type="float" office:value="1">
            <text:p>1</text:p>
          </table:table-cell>
          <table:table-cell office:value-type="float" office:value="0.0435343072834">
            <text:p>0,0435343073</text:p>
          </table:table-cell>
          <table:table-cell office:value-type="float" office:value="0.00128595149721">
            <text:p>0,0012859515</text:p>
          </table:table-cell>
          <table:table-cell office:value-type="float" office:value="0.0165660024072">
            <text:p>0,0165660024</text:p>
          </table:table-cell>
          <table:table-cell table:number-columns-repeated="14"/>
        </table:table-row>
        <table:table-row table:style-name="ro1">
          <table:table-cell office:value-type="string">
            <text:p>информац</text:p>
          </table:table-cell>
          <table:table-cell office:value-type="float" office:value="2">
            <text:p>2</text:p>
          </table:table-cell>
          <table:table-cell office:value-type="float" office:value="0.0406858316919">
            <text:p>0,0406858317</text:p>
          </table:table-cell>
          <table:table-cell office:value-type="float" office:value="0.00177634044599">
            <text:p>0,0017763404</text:p>
          </table:table-cell>
          <table:table-cell office:value-type="float" office:value="0.0329172694982">
            <text:p>0,0329172695</text:p>
          </table:table-cell>
          <table:table-cell table:number-columns-repeated="14"/>
        </table:table-row>
        <table:table-row table:style-name="ro1">
          <table:table-cell office:value-type="string">
            <text:p>валютн</text:p>
          </table:table-cell>
          <table:table-cell office:value-type="float" office:value="1">
            <text:p>1</text:p>
          </table:table-cell>
          <table:table-cell office:value-type="float" office:value="0.0361242653594">
            <text:p>0,0361242654</text:p>
          </table:table-cell>
          <table:table-cell office:value-type="float" office:value="0.00126708771197">
            <text:p>0,0012670877</text:p>
          </table:table-cell>
          <table:table-cell office:value-type="float" office:value="0.0165136832625">
            <text:p>0,0165136833</text:p>
          </table:table-cell>
          <table:table-cell table:number-columns-repeated="14"/>
        </table:table-row>
        <table:table-row table:style-name="ro1">
          <table:table-cell office:value-type="string">
            <text:p>организац</text:p>
          </table:table-cell>
          <table:table-cell office:value-type="float" office:value="2">
            <text:p>2</text:p>
          </table:table-cell>
          <table:table-cell office:value-type="float" office:value="0.0353403007067">
            <text:p>0,0353403007</text:p>
          </table:table-cell>
          <table:table-cell office:value-type="float" office:value="0.00149993081619">
            <text:p>0,0014999308</text:p>
          </table:table-cell>
          <table:table-cell office:value-type="float" office:value="0.0254427907094">
            <text:p>0,0254427907</text:p>
          </table:table-cell>
          <table:table-cell table:number-columns-repeated="14"/>
        </table:table-row>
        <table:table-row table:style-name="ro1">
          <table:table-cell office:value-type="string">
            <text:p>reuters</text:p>
          </table:table-cell>
          <table:table-cell office:value-type="float" office:value="2">
            <text:p>2</text:p>
          </table:table-cell>
          <table:table-cell office:value-type="float" office:value="0.0349443291942">
            <text:p>0,0349443292</text:p>
          </table:table-cell>
          <table:table-cell office:value-type="float" office:value="0.00138715199641">
            <text:p>0,001387152</text:p>
          </table:table-cell>
          <table:table-cell office:value-type="float" office:value="0.0163441531008">
            <text:p>0,0163441531</text:p>
          </table:table-cell>
          <table:table-cell table:number-columns-repeated="14"/>
        </table:table-row>
        <table:table-row table:style-name="ro1">
          <table:table-cell office:value-type="string">
            <text:p>официальн</text:p>
          </table:table-cell>
          <table:table-cell office:value-type="float" office:value="1">
            <text:p>1</text:p>
          </table:table-cell>
          <table:table-cell office:value-type="float" office:value="0.0339426033478">
            <text:p>0,0339426033</text:p>
          </table:table-cell>
          <table:table-cell office:value-type="float" office:value="0.00125022053774">
            <text:p>0,0012502205</text:p>
          </table:table-cell>
          <table:table-cell office:value-type="float" office:value="0.0166793366126">
            <text:p>0,0166793366</text:p>
          </table:table-cell>
          <table:table-cell table:number-columns-repeated="14"/>
        </table:table-row>
        <table:table-row table:style-name="ro2">
          <table:table-cell office:value-type="string">
            <text:p>отказа</text:p>
          </table:table-cell>
          <table:table-cell office:value-type="float" office:value="1">
            <text:p>1</text:p>
          </table:table-cell>
          <table:table-cell office:value-type="float" office:value="0.0338531112086">
            <text:p>0,0338531112</text:p>
          </table:table-cell>
          <table:table-cell office:value-type="float" office:value="0.00115047024011">
            <text:p>0,0011504702</text:p>
          </table:table-cell>
          <table:table-cell office:value-type="float" office:value="0.00875226033587">
            <text:p>0,0087522603</text:p>
          </table:table-cell>
          <table:table-cell table:number-columns-repeated="14"/>
        </table:table-row>
        <table:table-row table:style-name="ro1">
          <table:table-cell office:value-type="string">
            <text:p>пересматрива</text:p>
          </table:table-cell>
          <table:table-cell office:value-type="float" office:value="1">
            <text:p>1</text:p>
          </table:table-cell>
          <table:table-cell office:value-type="float" office:value="0.0328532437947">
            <text:p>0,0328532438</text:p>
          </table:table-cell>
          <table:table-cell office:value-type="float" office:value="0.00124997356926">
            <text:p>0,0012499736</text:p>
          </table:table-cell>
          <table:table-cell office:value-type="float" office:value="0.0170039556997">
            <text:p>0,0170039557</text:p>
          </table:table-cell>
          <table:table-cell table:number-columns-repeated="14"/>
        </table:table-row>
        <table:table-row table:style-name="ro2">
          <table:table-cell office:value-type="string">
            <text:p>электрон</text:p>
          </table:table-cell>
          <table:table-cell office:value-type="float" office:value="1">
            <text:p>1</text:p>
          </table:table-cell>
          <table:table-cell office:value-type="float" office:value="0.0323793288269">
            <text:p>0,0323793288</text:p>
          </table:table-cell>
          <table:table-cell office:value-type="float" office:value="0.00133185637869">
            <text:p>0,0013318564</text:p>
          </table:table-cell>
          <table:table-cell office:value-type="float" office:value="0.0161388095031">
            <text:p>0,0161388095</text:p>
          </table:table-cell>
          <table:table-cell table:number-columns-repeated="14"/>
        </table:table-row>
        <table:table-row table:style-name="ro1">
          <table:table-cell office:value-type="string">
            <text:p>прослушива</text:p>
          </table:table-cell>
          <table:table-cell office:value-type="float" office:value="2">
            <text:p>2</text:p>
          </table:table-cell>
          <table:table-cell office:value-type="float" office:value="0.0322527309773">
            <text:p>0,032252731</text:p>
          </table:table-cell>
          <table:table-cell office:value-type="float" office:value="0.00155970260371">
            <text:p>0,0015597026</text:p>
          </table:table-cell>
          <table:table-cell office:value-type="float" office:value="0.0245719118139">
            <text:p>0,0245719118</text:p>
          </table:table-cell>
          <table:table-cell table:number-columns-repeated="14"/>
        </table:table-row>
        <table:table-row table:style-name="ro1">
          <table:table-cell office:value-type="string">
            <text:p>йорк</text:p>
          </table:table-cell>
          <table:table-cell office:value-type="float" office:value="1">
            <text:p>1</text:p>
          </table:table-cell>
          <table:table-cell office:value-type="float" office:value="0.0316030938294">
            <text:p>0,0316030938</text:p>
          </table:table-cell>
          <table:table-cell office:value-type="float" office:value="0.00122660001225">
            <text:p>0,0012266</text:p>
          </table:table-cell>
          <table:table-cell office:value-type="float" office:value="0.0175002107188">
            <text:p>0,0175002107</text:p>
          </table:table-cell>
          <table:table-cell table:number-columns-repeated="14"/>
        </table:table-row>
        <table:table-row table:style-name="ro1">
          <table:table-cell office:value-type="string">
            <text:p>распоряд</text:p>
          </table:table-cell>
          <table:table-cell office:value-type="float" office:value="1">
            <text:p>1</text:p>
          </table:table-cell>
          <table:table-cell office:value-type="float" office:value="0.0298852697263">
            <text:p>0,0298852697</text:p>
          </table:table-cell>
          <table:table-cell office:value-type="float" office:value="0.00124350627646">
            <text:p>0,0012435063</text:p>
          </table:table-cell>
          <table:table-cell office:value-type="float" office:value="0.0169042477959">
            <text:p>0,0169042478</text:p>
          </table:table-cell>
          <table:table-cell table:number-columns-repeated="14"/>
        </table:table-row>
        <table:table-row table:style-name="ro1">
          <table:table-cell office:value-type="string">
            <text:p>нич</text:p>
          </table:table-cell>
          <table:table-cell office:value-type="float" office:value="1">
            <text:p>1</text:p>
          </table:table-cell>
          <table:table-cell office:value-type="float" office:value="0.0288154397532">
            <text:p>0,0288154398</text:p>
          </table:table-cell>
          <table:table-cell office:value-type="float" office:value="0.0012379771431">
            <text:p>0,0012379771</text:p>
          </table:table-cell>
          <table:table-cell office:value-type="float" office:value="0.0167121403747">
            <text:p>0,0167121404</text:p>
          </table:table-cell>
          <table:table-cell table:number-columns-repeated="14"/>
        </table:table-row>
        <table:table-row table:style-name="ro2">
          <table:table-cell office:value-type="string">
            <text:p>попа</text:p>
          </table:table-cell>
          <table:table-cell office:value-type="float" office:value="2">
            <text:p>2</text:p>
          </table:table-cell>
          <table:table-cell office:value-type="float" office:value="0.0284785804066">
            <text:p>0,0284785804</text:p>
          </table:table-cell>
          <table:table-cell office:value-type="float" office:value="0.00148670265969">
            <text:p>0,0014867027</text:p>
          </table:table-cell>
          <table:table-cell office:value-type="float" office:value="0.0257141129157">
            <text:p>0,0257141129</text:p>
          </table:table-cell>
          <table:table-cell table:number-columns-repeated="14"/>
        </table:table-row>
        <table:table-row table:style-name="ro1">
          <table:table-cell office:value-type="string">
            <text:p>всемирн</text:p>
          </table:table-cell>
          <table:table-cell office:value-type="float" office:value="1">
            <text:p>1</text:p>
          </table:table-cell>
          <table:table-cell office:value-type="float" office:value="0.0281745630124">
            <text:p>0,028174563</text:p>
          </table:table-cell>
          <table:table-cell office:value-type="float" office:value="0.0012268542759">
            <text:p>0,0012268543</text:p>
          </table:table-cell>
          <table:table-cell office:value-type="float" office:value="0.0171115721915">
            <text:p>0,0171115722</text:p>
          </table:table-cell>
          <table:table-cell table:number-columns-repeated="14"/>
        </table:table-row>
        <table:table-row table:style-name="ro1">
          <table:table-cell office:value-type="string">
            <text:p>американц</text:p>
          </table:table-cell>
          <table:table-cell office:value-type="float" office:value="2">
            <text:p>2</text:p>
          </table:table-cell>
          <table:table-cell office:value-type="float" office:value="0.0280222227017">
            <text:p>0,0280222227</text:p>
          </table:table-cell>
          <table:table-cell office:value-type="float" office:value="0.0014645397735">
            <text:p>0,0014645398</text:p>
          </table:table-cell>
          <table:table-cell office:value-type="float" office:value="0.0256515227609">
            <text:p>0,0256515228</text:p>
          </table:table-cell>
          <table:table-cell table:number-columns-repeated="14"/>
        </table:table-row>
        <table:table-row table:style-name="ro2">
          <table:table-cell office:value-type="string">
            <text:p>след</text:p>
          </table:table-cell>
          <table:table-cell office:value-type="float" office:value="1">
            <text:p>1</text:p>
          </table:table-cell>
          <table:table-cell office:value-type="float" office:value="0.0259056296492">
            <text:p>0,0259056296</text:p>
          </table:table-cell>
          <table:table-cell office:value-type="float" office:value="0.00131806689699">
            <text:p>0,0013180669</text:p>
          </table:table-cell>
          <table:table-cell office:value-type="float" office:value="0.0159806415499">
            <text:p>0,0159806415</text:p>
          </table:table-cell>
          <table:table-cell table:number-columns-repeated="14"/>
        </table:table-row>
        <table:table-row table:style-name="ro1">
          <table:table-cell office:value-type="string">
            <text:p>разведывательн</text:p>
          </table:table-cell>
          <table:table-cell office:value-type="float" office:value="1">
            <text:p>1</text:p>
          </table:table-cell>
          <table:table-cell office:value-type="float" office:value="0.0258237346127">
            <text:p>0,0258237346</text:p>
          </table:table-cell>
          <table:table-cell office:value-type="float" office:value="0.0012259832697">
            <text:p>0,0012259833</text:p>
          </table:table-cell>
          <table:table-cell office:value-type="float" office:value="0.0176282069063">
            <text:p>0,0176282069</text:p>
          </table:table-cell>
          <table:table-cell table:number-columns-repeated="14"/>
        </table:table-row>
        <table:table-row table:style-name="ro1">
          <table:table-cell office:value-type="string">
            <text:p>примерн</text:p>
          </table:table-cell>
          <table:table-cell office:value-type="float" office:value="1">
            <text:p>1</text:p>
          </table:table-cell>
          <table:table-cell office:value-type="float" office:value="0.0254815754401">
            <text:p>0,0254815754</text:p>
          </table:table-cell>
          <table:table-cell office:value-type="float" office:value="0.00113692956221">
            <text:p>0,0011369296</text:p>
          </table:table-cell>
          <table:table-cell office:value-type="float" office:value="0.00864748035044">
            <text:p>0,0086474804</text:p>
          </table:table-cell>
          <table:table-cell table:number-columns-repeated="14"/>
        </table:table-row>
        <table:table-row table:style-name="ro2">
          <table:table-cell office:value-type="string">
            <text:p>конц</text:p>
          </table:table-cell>
          <table:table-cell office:value-type="float" office:value="1">
            <text:p>1</text:p>
          </table:table-cell>
          <table:table-cell office:value-type="float" office:value="0.0254291743145">
            <text:p>0,0254291743</text:p>
          </table:table-cell>
          <table:table-cell office:value-type="float" office:value="0.00122538077552">
            <text:p>0,0012253808</text:p>
          </table:table-cell>
          <table:table-cell office:value-type="float" office:value="0.0178148338956">
            <text:p>0,0178148339</text:p>
          </table:table-cell>
          <table:table-cell table:number-columns-repeated="14"/>
        </table:table-row>
        <table:table-row table:style-name="ro2">
          <table:table-cell office:value-type="string">
            <text:p>барак</text:p>
          </table:table-cell>
          <table:table-cell office:value-type="float" office:value="1">
            <text:p>1</text:p>
          </table:table-cell>
          <table:table-cell office:value-type="float" office:value="0.0253550512282">
            <text:p>0,0253550512</text:p>
          </table:table-cell>
          <table:table-cell office:value-type="float" office:value="0.00127673972756">
            <text:p>0,0012767397</text:p>
          </table:table-cell>
          <table:table-cell office:value-type="float" office:value="0.0169283623489">
            <text:p>0,0169283623</text:p>
          </table:table-cell>
          <table:table-cell table:number-columns-repeated="14"/>
        </table:table-row>
        <table:table-row table:style-name="ro1">
          <table:table-cell office:value-type="string">
            <text:p>ссылк</text:p>
          </table:table-cell>
          <table:table-cell office:value-type="float" office:value="1">
            <text:p>1</text:p>
          </table:table-cell>
          <table:table-cell office:value-type="float" office:value="0.0252959793669">
            <text:p>0,0252959794</text:p>
          </table:table-cell>
          <table:table-cell office:value-type="float" office:value="0.00126534132872">
            <text:p>0,0012653413</text:p>
          </table:table-cell>
          <table:table-cell office:value-type="float" office:value="0.0167538586231">
            <text:p>0,0167538586</text:p>
          </table:table-cell>
          <table:table-cell table:number-columns-repeated="14"/>
        </table:table-row>
        <table:table-row table:style-name="ro2">
          <table:table-cell office:value-type="string">
            <text:p>переда</text:p>
          </table:table-cell>
          <table:table-cell office:value-type="float" office:value="1">
            <text:p>1</text:p>
          </table:table-cell>
          <table:table-cell office:value-type="float" office:value="0.0246658545998">
            <text:p>0,0246658546</text:p>
          </table:table-cell>
          <table:table-cell office:value-type="float" office:value="0.00125658303838">
            <text:p>0,001256583</text:p>
          </table:table-cell>
          <table:table-cell office:value-type="float" office:value="0.0169694337617">
            <text:p>0,0169694338</text:p>
          </table:table-cell>
          <table:table-cell table:number-columns-repeated="14"/>
        </table:table-row>
        <table:table-row table:style-name="ro1">
          <table:table-cell office:value-type="string">
            <text:p>здан</text:p>
          </table:table-cell>
          <table:table-cell office:value-type="float" office:value="1">
            <text:p>1</text:p>
          </table:table-cell>
          <table:table-cell office:value-type="float" office:value="0.0239127878511">
            <text:p>0,0239127879</text:p>
          </table:table-cell>
          <table:table-cell office:value-type="float" office:value="0.00119095860283">
            <text:p>0,0011909586</text:p>
          </table:table-cell>
          <table:table-cell office:value-type="float" office:value="0.00838747138851">
            <text:p>0,0083874714</text:p>
          </table:table-cell>
          <table:table-cell table:number-columns-repeated="14"/>
        </table:table-row>
        <table:table-row table:style-name="ro2">
          <table:table-cell office:value-type="string">
            <text:p>канцлер</text:p>
          </table:table-cell>
          <table:table-cell office:value-type="float" office:value="1">
            <text:p>1</text:p>
          </table:table-cell>
          <table:table-cell office:value-type="float" office:value="0.0232951600154">
            <text:p>0,02329516</text:p>
          </table:table-cell>
          <table:table-cell office:value-type="float" office:value="0.00125997188139">
            <text:p>0,0012599719</text:p>
          </table:table-cell>
          <table:table-cell office:value-type="float" office:value="0.0170070164249">
            <text:p>0,0170070164</text:p>
          </table:table-cell>
          <table:table-cell table:number-columns-repeated="14"/>
        </table:table-row>
        <table:table-row table:style-name="ro2">
          <table:table-cell office:value-type="string">
            <text:p>прост</text:p>
          </table:table-cell>
          <table:table-cell office:value-type="float" office:value="1">
            <text:p>1</text:p>
          </table:table-cell>
          <table:table-cell office:value-type="float" office:value="0.0229609718002">
            <text:p>0,0229609718</text:p>
          </table:table-cell>
          <table:table-cell office:value-type="float" office:value="0.00126673645198">
            <text:p>0,0012667365</text:p>
          </table:table-cell>
          <table:table-cell office:value-type="float" office:value="0.0169774556822">
            <text:p>0,0169774557</text:p>
          </table:table-cell>
          <table:table-cell table:number-columns-repeated="14"/>
        </table:table-row>
        <table:table-row table:style-name="ro1">
          <table:table-cell office:value-type="string">
            <text:p>национальн</text:p>
          </table:table-cell>
          <table:table-cell office:value-type="float" office:value="1">
            <text:p>1</text:p>
          </table:table-cell>
          <table:table-cell office:value-type="float" office:value="0.0227003721574">
            <text:p>0,0227003722</text:p>
          </table:table-cell>
          <table:table-cell office:value-type="float" office:value="0.00128581334892">
            <text:p>0,0012858133</text:p>
          </table:table-cell>
          <table:table-cell office:value-type="float" office:value="0.0165337198205">
            <text:p>0,0165337198</text:p>
          </table:table-cell>
          <table:table-cell table:number-columns-repeated="14"/>
        </table:table-row>
        <table:table-row table:style-name="ro2">
          <table:table-cell office:value-type="string">
            <text:p>начал</text:p>
          </table:table-cell>
          <table:table-cell office:value-type="float" office:value="1">
            <text:p>1</text:p>
          </table:table-cell>
          <table:table-cell office:value-type="float" office:value="0.02268062751">
            <text:p>0,0226806275</text:p>
          </table:table-cell>
          <table:table-cell office:value-type="float" office:value="0.00122556719658">
            <text:p>0,0012255672</text:p>
          </table:table-cell>
          <table:table-cell office:value-type="float" office:value="0.0176716794603">
            <text:p>0,0176716795</text:p>
          </table:table-cell>
          <table:table-cell table:number-columns-repeated="14"/>
        </table:table-row>
        <table:table-row table:style-name="ro1">
          <table:table-cell office:value-type="string">
            <text:p>информирова</text:p>
          </table:table-cell>
          <table:table-cell office:value-type="float" office:value="1">
            <text:p>1</text:p>
          </table:table-cell>
          <table:table-cell office:value-type="float" office:value="0.022677830212">
            <text:p>0,0226778302</text:p>
          </table:table-cell>
          <table:table-cell office:value-type="float" office:value="0.00122681827222">
            <text:p>0,0012268183</text:p>
          </table:table-cell>
          <table:table-cell office:value-type="float" office:value="0.0172418462845">
            <text:p>0,0172418463</text:p>
          </table:table-cell>
          <table:table-cell table:number-columns-repeated="14"/>
        </table:table-row>
        <table:table-row table:style-name="ro2">
          <table:table-cell office:value-type="string">
            <text:p>дан</text:p>
          </table:table-cell>
          <table:table-cell office:value-type="float" office:value="1">
            <text:p>1</text:p>
          </table:table-cell>
          <table:table-cell office:value-type="float" office:value="0.022380330841">
            <text:p>0,0223803308</text:p>
          </table:table-cell>
          <table:table-cell office:value-type="float" office:value="0.00125658229644">
            <text:p>0,0012565823</text:p>
          </table:table-cell>
          <table:table-cell office:value-type="float" office:value="0.0170305623495">
            <text:p>0,0170305623</text:p>
          </table:table-cell>
          <table:table-cell table:number-columns-repeated="14"/>
        </table:table-row>
        <table:table-row table:style-name="ro2">
          <table:table-cell office:value-type="string">
            <text:p>ран</text:p>
          </table:table-cell>
          <table:table-cell office:value-type="float" office:value="1">
            <text:p>1</text:p>
          </table:table-cell>
          <table:table-cell office:value-type="float" office:value="0.0222195546705">
            <text:p>0,0222195547</text:p>
          </table:table-cell>
          <table:table-cell office:value-type="float" office:value="0.0012358327594">
            <text:p>0,0012358328</text:p>
          </table:table-cell>
          <table:table-cell office:value-type="float" office:value="0.0169719059959">
            <text:p>0,016971906</text:p>
          </table:table-cell>
          <table:table-cell table:number-columns-repeated="14"/>
        </table:table-row>
        <table:table-row table:style-name="ro2">
          <table:table-cell office:value-type="string">
            <text:p>посл</text:p>
          </table:table-cell>
          <table:table-cell office:value-type="float" office:value="1">
            <text:p>1</text:p>
          </table:table-cell>
          <table:table-cell office:value-type="float" office:value="0.0216416589809">
            <text:p>0,021641659</text:p>
          </table:table-cell>
          <table:table-cell office:value-type="float" office:value="0.00123143046251">
            <text:p>0,0012314305</text:p>
          </table:table-cell>
          <table:table-cell office:value-type="float" office:value="0.0175970006131">
            <text:p>0,0175970006</text:p>
          </table:table-cell>
          <table:table-cell table:number-columns-repeated="14"/>
        </table:table-row>
        <table:table-row table:style-name="ro2">
          <table:table-cell office:value-type="string">
            <text:p>могут</text:p>
          </table:table-cell>
          <table:table-cell office:value-type="float" office:value="1">
            <text:p>1</text:p>
          </table:table-cell>
          <table:table-cell office:value-type="float" office:value="0.0215770555016">
            <text:p>0,0215770555</text:p>
          </table:table-cell>
          <table:table-cell office:value-type="float" office:value="0.0012763872715">
            <text:p>0,0012763873</text:p>
          </table:table-cell>
          <table:table-cell office:value-type="float" office:value="0.0175344086818">
            <text:p>0,0175344087</text:p>
          </table:table-cell>
          <table:table-cell table:number-columns-repeated="14"/>
        </table:table-row>
        <table:table-row table:style-name="ro2">
          <table:table-cell office:value-type="string">
            <text:p>существен</text:p>
          </table:table-cell>
          <table:table-cell office:value-type="float" office:value="1">
            <text:p>1</text:p>
          </table:table-cell>
          <table:table-cell office:value-type="float" office:value="0.021351581384">
            <text:p>0,0213515814</text:p>
          </table:table-cell>
          <table:table-cell office:value-type="float" office:value="0.00127670883243">
            <text:p>0,0012767088</text:p>
          </table:table-cell>
          <table:table-cell office:value-type="float" office:value="0.0172325020217">
            <text:p>0,017232502</text:p>
          </table:table-cell>
          <table:table-cell table:number-columns-repeated="14"/>
        </table:table-row>
        <table:table-row table:style-name="ro2">
          <table:table-cell office:value-type="string">
            <text:p>времен</text:p>
          </table:table-cell>
          <table:table-cell office:value-type="float" office:value="1">
            <text:p>1</text:p>
          </table:table-cell>
          <table:table-cell office:value-type="float" office:value="0.0213069433627">
            <text:p>0,0213069434</text:p>
          </table:table-cell>
          <table:table-cell office:value-type="float" office:value="0.00124131894746">
            <text:p>0,0012413189</text:p>
          </table:table-cell>
          <table:table-cell office:value-type="float" office:value="0.0179802133807">
            <text:p>0,0179802134</text:p>
          </table:table-cell>
          <table:table-cell table:number-columns-repeated="14"/>
        </table:table-row>
        <table:table-row table:style-name="ro1">
          <table:table-cell office:value-type="string">
            <text:p>бывш</text:p>
          </table:table-cell>
          <table:table-cell office:value-type="float" office:value="1">
            <text:p>1</text:p>
          </table:table-cell>
          <table:table-cell office:value-type="float" office:value="0.0211535259585">
            <text:p>0,021153526</text:p>
          </table:table-cell>
          <table:table-cell office:value-type="float" office:value="0.00124133189279">
            <text:p>0,0012413319</text:p>
          </table:table-cell>
          <table:table-cell office:value-type="float" office:value="0.0176863913667">
            <text:p>0,0176863914</text:p>
          </table:table-cell>
          <table:table-cell table:number-columns-repeated="14"/>
        </table:table-row>
        <table:table-row table:style-name="ro2">
          <table:table-cell office:value-type="string">
            <text:p>ангел</text:p>
          </table:table-cell>
          <table:table-cell office:value-type="float" office:value="1">
            <text:p>1</text:p>
          </table:table-cell>
          <table:table-cell office:value-type="float" office:value="0.0210494228713">
            <text:p>0,0210494229</text:p>
          </table:table-cell>
          <table:table-cell office:value-type="float" office:value="0.00122606432323">
            <text:p>0,0012260643</text:p>
          </table:table-cell>
          <table:table-cell office:value-type="float" office:value="0.0180009685091">
            <text:p>0,0180009685</text:p>
          </table:table-cell>
          <table:table-cell table:number-columns-repeated="14"/>
        </table:table-row>
        <table:table-row table:style-name="ro2">
          <table:table-cell office:value-type="string">
            <text:p>расположен</text:p>
          </table:table-cell>
          <table:table-cell office:value-type="float" office:value="1">
            <text:p>1</text:p>
          </table:table-cell>
          <table:table-cell office:value-type="float" office:value="0.02077218655">
            <text:p>0,0207721866</text:p>
          </table:table-cell>
          <table:table-cell office:value-type="float" office:value="0.00115341694528">
            <text:p>0,0011534169</text:p>
          </table:table-cell>
          <table:table-cell office:value-type="float" office:value="0.00856005079838">
            <text:p>0,0085600508</text:p>
          </table:table-cell>
          <table:table-cell table:number-columns-repeated="14"/>
        </table:table-row>
        <table:table-row table:style-name="ro2">
          <table:table-cell office:value-type="string">
            <text:p>сведен</text:p>
          </table:table-cell>
          <table:table-cell office:value-type="float" office:value="1">
            <text:p>1</text:p>
          </table:table-cell>
          <table:table-cell office:value-type="float" office:value="0.0203630165584">
            <text:p>0,0203630166</text:p>
          </table:table-cell>
          <table:table-cell office:value-type="float" office:value="0.0012264028829">
            <text:p>0,0012264029</text:p>
          </table:table-cell>
          <table:table-cell office:value-type="float" office:value="0.0182268433666">
            <text:p>0,0182268434</text:p>
          </table:table-cell>
          <table:table-cell table:number-columns-repeated="14"/>
        </table:table-row>
        <table:table-row table:style-name="ro2">
          <table:table-cell office:value-type="string">
            <text:p>росс</text:p>
          </table:table-cell>
          <table:table-cell office:value-type="float" office:value="1">
            <text:p>1</text:p>
          </table:table-cell>
          <table:table-cell office:value-type="float" office:value="0.0202592237681">
            <text:p>0,0202592238</text:p>
          </table:table-cell>
          <table:table-cell office:value-type="float" office:value="0.00122568021677">
            <text:p>0,0012256802</text:p>
          </table:table-cell>
          <table:table-cell office:value-type="float" office:value="0.0184216786628">
            <text:p>0,0184216787</text:p>
          </table:table-cell>
          <table:table-cell table:number-columns-repeated="14"/>
        </table:table-row>
        <table:table-row table:style-name="ro2">
          <table:table-cell office:value-type="string">
            <text:p>прич</text:p>
          </table:table-cell>
          <table:table-cell office:value-type="float" office:value="1">
            <text:p>1</text:p>
          </table:table-cell>
          <table:table-cell office:value-type="float" office:value="0.0200865210113">
            <text:p>0,020086521</text:p>
          </table:table-cell>
          <table:table-cell office:value-type="float" office:value="0.00121978545957">
            <text:p>0,0012197855</text:p>
          </table:table-cell>
          <table:table-cell office:value-type="float" office:value="0.0171679499036">
            <text:p>0,0171679499</text:p>
          </table:table-cell>
          <table:table-cell table:number-columns-repeated="14"/>
        </table:table-row>
        <table:table-row table:style-name="ro1">
          <table:table-cell office:value-type="string">
            <text:p>эдвард</text:p>
          </table:table-cell>
          <table:table-cell office:value-type="float" office:value="1">
            <text:p>1</text:p>
          </table:table-cell>
          <table:table-cell office:value-type="float" office:value="0.0200019215621">
            <text:p>0,0200019216</text:p>
          </table:table-cell>
          <table:table-cell office:value-type="float" office:value="0.0012263084061">
            <text:p>0,0012263084</text:p>
          </table:table-cell>
          <table:table-cell office:value-type="float" office:value="0.0177966244499">
            <text:p>0,0177966244</text:p>
          </table:table-cell>
          <table:table-cell table:number-columns-repeated="14"/>
        </table:table-row>
        <table:table-row table:style-name="ro1">
          <table:table-cell office:value-type="string">
            <text:p>больш</text:p>
          </table:table-cell>
          <table:table-cell office:value-type="float" office:value="1">
            <text:p>1</text:p>
          </table:table-cell>
          <table:table-cell office:value-type="float" office:value="0.0199838430833">
            <text:p>0,0199838431</text:p>
          </table:table-cell>
          <table:table-cell office:value-type="float" office:value="0.00122537904225">
            <text:p>0,001225379</text:p>
          </table:table-cell>
          <table:table-cell office:value-type="float" office:value="0.0184908227952">
            <text:p>0,0184908228</text:p>
          </table:table-cell>
          <table:table-cell table:number-columns-repeated="14"/>
        </table:table-row>
        <table:table-row table:style-name="ro1">
          <table:table-cell office:value-type="string">
            <text:p>эт</text:p>
          </table:table-cell>
          <table:table-cell office:value-type="float" office:value="1">
            <text:p>1</text:p>
          </table:table-cell>
          <table:table-cell office:value-type="float" office:value="0.0199508727217">
            <text:p>0,0199508727</text:p>
          </table:table-cell>
          <table:table-cell office:value-type="float" office:value="0.00122536537788">
            <text:p>0,0012253654</text:p>
          </table:table-cell>
          <table:table-cell office:value-type="float" office:value="0.0184470634362">
            <text:p>0,0184470634</text:p>
          </table:table-cell>
          <table:table-cell table:number-columns-repeated="14"/>
        </table:table-row>
        <table:table-row table:style-name="ro2">
          <table:table-cell office:value-type="string">
            <text:p>материал</text:p>
          </table:table-cell>
          <table:table-cell office:value-type="float" office:value="1">
            <text:p>1</text:p>
          </table:table-cell>
          <table:table-cell office:value-type="float" office:value="0.0198596257252">
            <text:p>0,0198596257</text:p>
          </table:table-cell>
          <table:table-cell office:value-type="float" office:value="0.00124200704984">
            <text:p>0,001242007</text:p>
          </table:table-cell>
          <table:table-cell office:value-type="float" office:value="0.0175407279893">
            <text:p>0,017540728</text:p>
          </table:table-cell>
          <table:table-cell table:number-columns-repeated="14"/>
        </table:table-row>
        <table:table-row table:style-name="ro1">
          <table:table-cell office:value-type="string">
            <text:p>десят</text:p>
          </table:table-cell>
          <table:table-cell office:value-type="float" office:value="1">
            <text:p>1</text:p>
          </table:table-cell>
          <table:table-cell office:value-type="float" office:value="0.0198002894878">
            <text:p>0,0198002895</text:p>
          </table:table-cell>
          <table:table-cell office:value-type="float" office:value="0.00125794364252">
            <text:p>0,0012579436</text:p>
          </table:table-cell>
          <table:table-cell office:value-type="float" office:value="0.017196550589">
            <text:p>0,0171965506</text:p>
          </table:table-cell>
          <table:table-cell table:number-columns-repeated="14"/>
        </table:table-row>
        <table:table-row table:style-name="ro1">
          <table:table-cell office:value-type="string">
            <text:p>сми</text:p>
          </table:table-cell>
          <table:table-cell office:value-type="float" office:value="1">
            <text:p>1</text:p>
          </table:table-cell>
          <table:table-cell office:value-type="float" office:value="0.0197093384321">
            <text:p>0,0197093384</text:p>
          </table:table-cell>
          <table:table-cell office:value-type="float" office:value="0.00123650440812">
            <text:p>0,0012365044</text:p>
          </table:table-cell>
          <table:table-cell office:value-type="float" office:value="0.0171502471659">
            <text:p>0,0171502472</text:p>
          </table:table-cell>
          <table:table-cell table:number-columns-repeated="14"/>
        </table:table-row>
        <table:table-row table:style-name="ro1">
          <table:table-cell office:value-type="string">
            <text:p>сноуд</text:p>
          </table:table-cell>
          <table:table-cell office:value-type="float" office:value="1">
            <text:p>1</text:p>
          </table:table-cell>
          <table:table-cell office:value-type="float" office:value="0.0196872072322">
            <text:p>0,0196872072</text:p>
          </table:table-cell>
          <table:table-cell office:value-type="float" office:value="0.00125376462913">
            <text:p>0,0012537646</text:p>
          </table:table-cell>
          <table:table-cell office:value-type="float" office:value="0.0188515684564">
            <text:p>0,0188515685</text:p>
          </table:table-cell>
          <table:table-cell table:number-columns-repeated="14"/>
        </table:table-row>
        <table:table-row table:style-name="ro2">
          <table:table-cell office:value-type="string">
            <text:p>пресс</text:p>
          </table:table-cell>
          <table:table-cell office:value-type="float" office:value="1">
            <text:p>1</text:p>
          </table:table-cell>
          <table:table-cell office:value-type="float" office:value="0.0196795741267">
            <text:p>0,0196795741</text:p>
          </table:table-cell>
          <table:table-cell office:value-type="float" office:value="0.00125584980984">
            <text:p>0,0012558498</text:p>
          </table:table-cell>
          <table:table-cell office:value-type="float" office:value="0.017386682937">
            <text:p>0,0173866829</text:p>
          </table:table-cell>
          <table:table-cell table:number-columns-repeated="14"/>
        </table:table-row>
        <table:table-row table:style-name="ro2">
          <table:table-cell office:value-type="string">
            <text:p>телефон</text:p>
          </table:table-cell>
          <table:table-cell office:value-type="float" office:value="1">
            <text:p>1</text:p>
          </table:table-cell>
          <table:table-cell office:value-type="float" office:value="0.0196725944814">
            <text:p>0,0196725945</text:p>
          </table:table-cell>
          <table:table-cell office:value-type="float" office:value="0.00125086806455">
            <text:p>0,0012508681</text:p>
          </table:table-cell>
          <table:table-cell office:value-type="float" office:value="0.0170859806551">
            <text:p>0,0170859807</text:p>
          </table:table-cell>
          <table:table-cell table:number-columns-repeated="14"/>
        </table:table-row>
        <table:table-row table:style-name="ro1">
          <table:table-cell office:value-type="string">
            <text:p>сво</text:p>
          </table:table-cell>
          <table:table-cell office:value-type="float" office:value="1">
            <text:p>1</text:p>
          </table:table-cell>
          <table:table-cell office:value-type="float" office:value="0.0196677211841">
            <text:p>0,0196677212</text:p>
          </table:table-cell>
          <table:table-cell office:value-type="float" office:value="0.00123670984486">
            <text:p>0,0012367098</text:p>
          </table:table-cell>
          <table:table-cell office:value-type="float" office:value="0.0177599083152">
            <text:p>0,0177599083</text:p>
          </table:table-cell>
          <table:table-cell table:number-columns-repeated="14"/>
        </table:table-row>
        <table:table-row table:style-name="ro2">
          <table:table-cell office:value-type="string">
            <text:p>тог</text:p>
          </table:table-cell>
          <table:table-cell office:value-type="float" office:value="2">
            <text:p>2</text:p>
          </table:table-cell>
          <table:table-cell office:value-type="float" office:value="0.0196264498495">
            <text:p>0,0196264498</text:p>
          </table:table-cell>
          <table:table-cell office:value-type="float" office:value="0.00128303130295">
            <text:p>0,0012830313</text:p>
          </table:table-cell>
          <table:table-cell office:value-type="float" office:value="0.0178041888274">
            <text:p>0,0178041888</text:p>
          </table:table-cell>
          <table:table-cell table:number-columns-repeated="14"/>
        </table:table-row>
        <table:table-row table:style-name="ro1">
          <table:table-cell office:value-type="string">
            <text:p>немецк</text:p>
          </table:table-cell>
          <table:table-cell office:value-type="float" office:value="1">
            <text:p>1</text:p>
          </table:table-cell>
          <table:table-cell office:value-type="float" office:value="0.0194866927561">
            <text:p>0,0194866928</text:p>
          </table:table-cell>
          <table:table-cell office:value-type="float" office:value="0.00122535569476">
            <text:p>0,0012253557</text:p>
          </table:table-cell>
          <table:table-cell office:value-type="float" office:value="0.0185518490518">
            <text:p>0,0185518491</text:p>
          </table:table-cell>
          <table:table-cell table:number-columns-repeated="14"/>
        </table:table-row>
        <table:table-row table:style-name="ro1">
          <table:table-cell office:value-type="string">
            <text:p>намер</text:p>
          </table:table-cell>
          <table:table-cell office:value-type="float" office:value="1">
            <text:p>1</text:p>
          </table:table-cell>
          <table:table-cell office:value-type="float" office:value="0.0194085188386">
            <text:p>0,0194085188</text:p>
          </table:table-cell>
          <table:table-cell office:value-type="float" office:value="0.00122558475414">
            <text:p>0,0012255848</text:p>
          </table:table-cell>
          <table:table-cell office:value-type="float" office:value="0.01835408138">
            <text:p>0,0183540814</text:p>
          </table:table-cell>
          <table:table-cell table:number-columns-repeated="14"/>
        </table:table-row>
        <table:table-row table:style-name="ro2">
          <table:table-cell office:value-type="string">
            <text:p>проч</text:p>
          </table:table-cell>
          <table:table-cell office:value-type="float" office:value="1">
            <text:p>1</text:p>
          </table:table-cell>
          <table:table-cell office:value-type="float" office:value="0.0192948032204">
            <text:p>0,0192948032</text:p>
          </table:table-cell>
          <table:table-cell office:value-type="float" office:value="0.00125571080137">
            <text:p>0,0012557108</text:p>
          </table:table-cell>
          <table:table-cell office:value-type="float" office:value="0.0171587117931">
            <text:p>0,0171587118</text:p>
          </table:table-cell>
          <table:table-cell table:number-columns-repeated="14"/>
        </table:table-row>
        <table:table-row table:style-name="ro1">
          <table:table-cell office:value-type="string">
            <text:p>ещ</text:p>
          </table:table-cell>
          <table:table-cell office:value-type="float" office:value="1">
            <text:p>1</text:p>
          </table:table-cell>
          <table:table-cell office:value-type="float" office:value="0.0191735084455">
            <text:p>0,0191735084</text:p>
          </table:table-cell>
          <table:table-cell office:value-type="float" office:value="0.00123176865681">
            <text:p>0,0012317687</text:p>
          </table:table-cell>
          <table:table-cell office:value-type="float" office:value="0.0183316638682">
            <text:p>0,0183316639</text:p>
          </table:table-cell>
          <table:table-cell table:number-columns-repeated="14"/>
        </table:table-row>
        <table:table-row table:style-name="ro2">
          <table:table-cell office:value-type="string">
            <text:p>лидер</text:p>
          </table:table-cell>
          <table:table-cell office:value-type="float" office:value="1">
            <text:p>1</text:p>
          </table:table-cell>
          <table:table-cell office:value-type="float" office:value="0.0191130845222">
            <text:p>0,0191130845</text:p>
          </table:table-cell>
          <table:table-cell office:value-type="float" office:value="0.00122588300642">
            <text:p>0,001225883</text:p>
          </table:table-cell>
          <table:table-cell office:value-type="float" office:value="0.0178558135612">
            <text:p>0,0178558136</text:p>
          </table:table-cell>
          <table:table-cell table:number-columns-repeated="14"/>
        </table:table-row>
        <table:table-row table:style-name="ro2">
          <table:table-cell office:value-type="string">
            <text:p>газет</text:p>
          </table:table-cell>
          <table:table-cell office:value-type="float" office:value="1">
            <text:p>1</text:p>
          </table:table-cell>
          <table:table-cell office:value-type="float" office:value="0.0190594114628">
            <text:p>0,0190594115</text:p>
          </table:table-cell>
          <table:table-cell office:value-type="float" office:value="0.00122580445269">
            <text:p>0,0012258045</text:p>
          </table:table-cell>
          <table:table-cell office:value-type="float" office:value="0.0184173055214">
            <text:p>0,0184173055</text:p>
          </table:table-cell>
          <table:table-cell table:number-columns-repeated="14"/>
        </table:table-row>
        <table:table-row table:style-name="ro1">
          <table:table-cell office:value-type="string">
            <text:p>иностранц</text:p>
          </table:table-cell>
          <table:table-cell office:value-type="float" office:value="1">
            <text:p>1</text:p>
          </table:table-cell>
          <table:table-cell office:value-type="float" office:value="0.0190227467038">
            <text:p>0,0190227467</text:p>
          </table:table-cell>
          <table:table-cell office:value-type="float" office:value="0.00121956283748">
            <text:p>0,0012195628</text:p>
          </table:table-cell>
          <table:table-cell office:value-type="float" office:value="0.0172239429076">
            <text:p>0,0172239429</text:p>
          </table:table-cell>
          <table:table-cell table:number-columns-repeated="14"/>
        </table:table-row>
        <table:table-row table:style-name="ro1">
          <table:table-cell office:value-type="string">
            <text:p>нескольк</text:p>
          </table:table-cell>
          <table:table-cell office:value-type="float" office:value="1">
            <text:p>1</text:p>
          </table:table-cell>
          <table:table-cell office:value-type="float" office:value="0.0189926824783">
            <text:p>0,0189926825</text:p>
          </table:table-cell>
          <table:table-cell office:value-type="float" office:value="0.00124095804417">
            <text:p>0,001240958</text:p>
          </table:table-cell>
          <table:table-cell office:value-type="float" office:value="0.0180688117669">
            <text:p>0,0180688118</text:p>
          </table:table-cell>
          <table:table-cell table:number-columns-repeated="14"/>
        </table:table-row>
        <table:table-row table:style-name="ro2">
          <table:table-cell office:value-type="string">
            <text:p>резонанс</text:p>
          </table:table-cell>
          <table:table-cell office:value-type="float" office:value="1">
            <text:p>1</text:p>
          </table:table-cell>
          <table:table-cell office:value-type="float" office:value="0.0188290508634">
            <text:p>0,0188290509</text:p>
          </table:table-cell>
          <table:table-cell office:value-type="float" office:value="0.00122567055898">
            <text:p>0,0012256706</text:p>
          </table:table-cell>
          <table:table-cell office:value-type="float" office:value="0.0180697762746">
            <text:p>0,0180697763</text:p>
          </table:table-cell>
          <table:table-cell table:number-columns-repeated="14"/>
        </table:table-row>
        <table:table-row table:style-name="ro1">
          <table:table-cell office:value-type="string">
            <text:p>вызва</text:p>
          </table:table-cell>
          <table:table-cell office:value-type="float" office:value="1">
            <text:p>1</text:p>
          </table:table-cell>
          <table:table-cell office:value-type="float" office:value="0.0187047906461">
            <text:p>0,0187047906</text:p>
          </table:table-cell>
          <table:table-cell office:value-type="float" office:value="0.0012403463264">
            <text:p>0,0012403463</text:p>
          </table:table-cell>
          <table:table-cell office:value-type="float" office:value="0.0178561933672">
            <text:p>0,0178561934</text:p>
          </table:table-cell>
          <table:table-cell table:number-columns-repeated="14"/>
        </table:table-row>
        <table:table-row table:style-name="ro2">
          <table:table-cell office:value-type="string">
            <text:p>нью</text:p>
          </table:table-cell>
          <table:table-cell office:value-type="float" office:value="1">
            <text:p>1</text:p>
          </table:table-cell>
          <table:table-cell office:value-type="float" office:value="0.0182543932132">
            <text:p>0,0182543932</text:p>
          </table:table-cell>
          <table:table-cell office:value-type="float" office:value="0.00113668410375">
            <text:p>0,0011366841</text:p>
          </table:table-cell>
          <table:table-cell office:value-type="float" office:value="0.00899410110195">
            <text:p>0,0089941011</text:p>
          </table:table-cell>
          <table:table-cell table:number-columns-repeated="14"/>
        </table:table-row>
        <table:table-row table:style-name="ro1">
          <table:table-cell office:value-type="string">
            <text:p>прекрат</text:p>
          </table:table-cell>
          <table:table-cell office:value-type="float" office:value="1">
            <text:p>1</text:p>
          </table:table-cell>
          <table:table-cell office:value-type="float" office:value="0.016957703433">
            <text:p>0,0169577034</text:p>
          </table:table-cell>
          <table:table-cell office:value-type="float" office:value="0.00115223928553">
            <text:p>0,0011522393</text:p>
          </table:table-cell>
          <table:table-cell office:value-type="float" office:value="0.00874053697409">
            <text:p>0,008740537</text:p>
          </table:table-cell>
          <table:table-cell table:number-columns-repeated="14"/>
        </table:table-row>
        <table:table-row table:style-name="ro2">
          <table:table-cell office:value-type="string">
            <text:p>фонд</text:p>
          </table:table-cell>
          <table:table-cell office:value-type="float" office:value="1">
            <text:p>1</text:p>
          </table:table-cell>
          <table:table-cell office:value-type="float" office:value="0.0157813605359">
            <text:p>0,0157813605</text:p>
          </table:table-cell>
          <table:table-cell office:value-type="float" office:value="0.00113631579029">
            <text:p>0,0011363158</text:p>
          </table:table-cell>
          <table:table-cell office:value-type="float" office:value="0.00888847653934">
            <text:p>0,0088884765</text:p>
          </table:table-cell>
          <table:table-cell table:number-columns-repeated="14"/>
        </table:table-row>
        <table:table-row table:style-name="ro2">
          <table:table-cell office:value-type="string">
            <text:p>заяв</text:p>
          </table:table-cell>
          <table:table-cell office:value-type="float" office:value="1">
            <text:p>1</text:p>
          </table:table-cell>
          <table:table-cell office:value-type="float" office:value="0.0157017677029">
            <text:p>0,0157017677</text:p>
          </table:table-cell>
          <table:table-cell office:value-type="float" office:value="0.00120831893913">
            <text:p>0,0012083189</text:p>
          </table:table-cell>
          <table:table-cell office:value-type="float" office:value="0.00865417759271">
            <text:p>0,0086541776</text:p>
          </table:table-cell>
          <table:table-cell table:number-columns-repeated="14"/>
        </table:table-row>
        <table:table-row table:style-name="ro2">
          <table:table-cell office:value-type="string">
            <text:p>сообща</text:p>
          </table:table-cell>
          <table:table-cell office:value-type="float" office:value="1">
            <text:p>1</text:p>
          </table:table-cell>
          <table:table-cell office:value-type="float" office:value="0.0154905607328">
            <text:p>0,0154905607</text:p>
          </table:table-cell>
          <table:table-cell office:value-type="float" office:value="0.00113620210086">
            <text:p>0,0011362021</text:p>
          </table:table-cell>
          <table:table-cell office:value-type="float" office:value="0.0088511954663">
            <text:p>0,0088511955</text:p>
          </table:table-cell>
          <table:table-cell table:number-columns-repeated="14"/>
        </table:table-row>
        <table:table-row table:style-name="ro2">
          <table:table-cell office:value-type="string">
            <text:p>подход</text:p>
          </table:table-cell>
          <table:table-cell office:value-type="float" office:value="1">
            <text:p>1</text:p>
          </table:table-cell>
          <table:table-cell office:value-type="float" office:value="0.0145700732555">
            <text:p>0,0145700733</text:p>
          </table:table-cell>
          <table:table-cell office:value-type="float" office:value="0.00113595983418">
            <text:p>0,0011359598</text:p>
          </table:table-cell>
          <table:table-cell office:value-type="float" office:value="0.00912581309676">
            <text:p>0,0091258131</text:p>
          </table:table-cell>
          <table:table-cell table:number-columns-repeated="14"/>
        </table:table-row>
        <table:table-row table:style-name="ro2">
          <table:table-cell office:value-type="string">
            <text:p>ест</text:p>
          </table:table-cell>
          <table:table-cell office:value-type="float" office:value="1">
            <text:p>1</text:p>
          </table:table-cell>
          <table:table-cell office:value-type="float" office:value="0.0141114732072">
            <text:p>0,0141114732</text:p>
          </table:table-cell>
          <table:table-cell office:value-type="float" office:value="0.00113548530817">
            <text:p>0,0011354853</text:p>
          </table:table-cell>
          <table:table-cell office:value-type="float" office:value="0.00926888220793">
            <text:p>0,0092688822</text:p>
          </table:table-cell>
          <table:table-cell table:number-columns-repeated="14"/>
        </table:table-row>
        <table:table-row table:style-name="ro1">
          <table:table-cell office:value-type="string">
            <text:p>осуществля</text:p>
          </table:table-cell>
          <table:table-cell office:value-type="float" office:value="1">
            <text:p>1</text:p>
          </table:table-cell>
          <table:table-cell office:value-type="float" office:value="0.0140567398294">
            <text:p>0,0140567398</text:p>
          </table:table-cell>
          <table:table-cell office:value-type="float" office:value="0.00118656358708">
            <text:p>0,0011865636</text:p>
          </table:table-cell>
          <table:table-cell office:value-type="float" office:value="0.00860045530588">
            <text:p>0,0086004553</text:p>
          </table:table-cell>
          <table:table-cell table:number-columns-repeated="14"/>
        </table:table-row>
        <table:table-row table:style-name="ro1">
          <table:table-cell office:value-type="string">
            <text:p>обам</text:p>
          </table:table-cell>
          <table:table-cell office:value-type="float" office:value="1">
            <text:p>1</text:p>
          </table:table-cell>
          <table:table-cell office:value-type="float" office:value="0.0136903388843">
            <text:p>0,0136903389</text:p>
          </table:table-cell>
          <table:table-cell office:value-type="float" office:value="0.00113683639059">
            <text:p>0,0011368364</text:p>
          </table:table-cell>
          <table:table-cell office:value-type="float" office:value="0.00892648341284">
            <text:p>0,0089264834</text:p>
          </table:table-cell>
          <table:table-cell table:number-columns-repeated="14"/>
        </table:table-row>
        <table:table-row table:style-name="ro2">
          <table:table-cell office:value-type="string">
            <text:p>банк</text:p>
          </table:table-cell>
          <table:table-cell office:value-type="float" office:value="1">
            <text:p>1</text:p>
          </table:table-cell>
          <table:table-cell office:value-type="float" office:value="0.0131559750676">
            <text:p>0,0131559751</text:p>
          </table:table-cell>
          <table:table-cell office:value-type="float" office:value="0.00113610788528">
            <text:p>0,0011361079</text:p>
          </table:table-cell>
          <table:table-cell office:value-type="float" office:value="0.00898586824317">
            <text:p>0,0089858682</text:p>
          </table:table-cell>
          <table:table-cell table:number-columns-repeated="14"/>
        </table:table-row>
        <table:table-row table:style-name="ro2">
          <table:table-cell office:value-type="string">
            <text:p>политик</text:p>
          </table:table-cell>
          <table:table-cell office:value-type="float" office:value="1">
            <text:p>1</text:p>
          </table:table-cell>
          <table:table-cell office:value-type="float" office:value="0.01274333706">
            <text:p>0,0127433371</text:p>
          </table:table-cell>
          <table:table-cell office:value-type="float" office:value="0.00117613691704">
            <text:p>0,0011761369</text:p>
          </table:table-cell>
          <table:table-cell office:value-type="float" office:value="0.00872663199391">
            <text:p>0,008726632</text:p>
          </table:table-cell>
          <table:table-cell table:number-columns-repeated="14"/>
        </table:table-row>
        <table:table-row table:style-name="ro2">
          <table:table-cell office:value-type="string">
            <text:p>президент</text:p>
          </table:table-cell>
          <table:table-cell office:value-type="float" office:value="1">
            <text:p>1</text:p>
          </table:table-cell>
          <table:table-cell office:value-type="float" office:value="0.012427484935">
            <text:p>0,0124274849</text:p>
          </table:table-cell>
          <table:table-cell office:value-type="float" office:value="0.00118547273664">
            <text:p>0,0011854727</text:p>
          </table:table-cell>
          <table:table-cell office:value-type="float" office:value="0.00876465152707">
            <text:p>0,0087646515</text:p>
          </table:table-cell>
          <table:table-cell table:number-columns-repeated="14"/>
        </table:table-row>
        <table:table-row table:style-name="ro2">
          <table:table-cell office:value-type="string">
            <text:p>четверг</text:p>
          </table:table-cell>
          <table:table-cell office:value-type="float" office:value="1">
            <text:p>1</text:p>
          </table:table-cell>
          <table:table-cell office:value-type="float" office:value="0.0122726521233">
            <text:p>0,0122726521</text:p>
          </table:table-cell>
          <table:table-cell office:value-type="float" office:value="0.00116604455277">
            <text:p>0,0011660446</text:p>
          </table:table-cell>
          <table:table-cell office:value-type="float" office:value="0.00874633810956">
            <text:p>0,0087463381</text:p>
          </table:table-cell>
          <table:table-cell table:number-columns-repeated="14"/>
        </table:table-row>
        <table:table-row table:style-name="ro1">
          <table:table-cell office:value-type="string">
            <text:p>масштабн</text:p>
          </table:table-cell>
          <table:table-cell office:value-type="float" office:value="1">
            <text:p>1</text:p>
          </table:table-cell>
          <table:table-cell office:value-type="float" office:value="0.0121713087014">
            <text:p>0,0121713087</text:p>
          </table:table-cell>
          <table:table-cell office:value-type="float" office:value="0.00118622282948">
            <text:p>0,0011862228</text:p>
          </table:table-cell>
          <table:table-cell office:value-type="float" office:value="0.00862580646017">
            <text:p>0,0086258065</text:p>
          </table:table-cell>
          <table:table-cell table:number-columns-repeated="14"/>
        </table:table-row>
        <table:table-row table:style-name="ro1">
          <table:table-cell office:value-type="string">
            <text:p>сентябр</text:p>
          </table:table-cell>
          <table:table-cell office:value-type="float" office:value="1">
            <text:p>1</text:p>
          </table:table-cell>
          <table:table-cell office:value-type="float" office:value="0.0120804736983">
            <text:p>0,0120804737</text:p>
          </table:table-cell>
          <table:table-cell office:value-type="float" office:value="0.00113546486702">
            <text:p>0,0011354649</text:p>
          </table:table-cell>
          <table:table-cell office:value-type="float" office:value="0.00930872427872">
            <text:p>0,0093087243</text:p>
          </table:table-cell>
          <table:table-cell table:number-columns-repeated="14"/>
        </table:table-row>
        <table:table-row table:style-name="ro1">
          <table:table-cell office:value-type="string">
            <text:p>неназва</text:p>
          </table:table-cell>
          <table:table-cell office:value-type="float" office:value="1">
            <text:p>1</text:p>
          </table:table-cell>
          <table:table-cell office:value-type="float" office:value="0.0120529312226">
            <text:p>0,0120529312</text:p>
          </table:table-cell>
          <table:table-cell office:value-type="float" office:value="0.00113628051387">
            <text:p>0,0011362805</text:p>
          </table:table-cell>
          <table:table-cell office:value-type="float" office:value="0.00897275613362">
            <text:p>0,0089727561</text:p>
          </table:table-cell>
          <table:table-cell table:number-columns-repeated="14"/>
        </table:table-row>
        <table:table-row table:style-name="ro1">
          <table:table-cell office:value-type="string">
            <text:p>деятельн</text:p>
          </table:table-cell>
          <table:table-cell office:value-type="float" office:value="1">
            <text:p>1</text:p>
          </table:table-cell>
          <table:table-cell office:value-type="float" office:value="0.0120164339482">
            <text:p>0,0120164339</text:p>
          </table:table-cell>
          <table:table-cell office:value-type="float" office:value="0.00113559283519">
            <text:p>0,0011355928</text:p>
          </table:table-cell>
          <table:table-cell office:value-type="float" office:value="0.0092651664006">
            <text:p>0,0092651664</text:p>
          </table:table-cell>
          <table:table-cell table:number-columns-repeated="14"/>
        </table:table-row>
        <table:table-row table:style-name="ro1">
          <table:table-cell office:value-type="string">
            <text:p>безопасн</text:p>
          </table:table-cell>
          <table:table-cell office:value-type="float" office:value="1">
            <text:p>1</text:p>
          </table:table-cell>
          <table:table-cell office:value-type="float" office:value="0.0118437438897">
            <text:p>0,0118437439</text:p>
          </table:table-cell>
          <table:table-cell office:value-type="float" office:value="0.00118565231875">
            <text:p>0,0011856523</text:p>
          </table:table-cell>
          <table:table-cell office:value-type="float" office:value="0.00868754159726">
            <text:p>0,0086875416</text:p>
          </table:table-cell>
          <table:table-cell table:number-columns-repeated="14"/>
        </table:table-row>
        <table:table-row table:style-name="ro2">
          <table:table-cell office:value-type="string">
            <text:p>собеседник</text:p>
          </table:table-cell>
          <table:table-cell office:value-type="float" office:value="1">
            <text:p>1</text:p>
          </table:table-cell>
          <table:table-cell office:value-type="float" office:value="0.0117554318517">
            <text:p>0,0117554319</text:p>
          </table:table-cell>
          <table:table-cell office:value-type="float" office:value="0.00116604453809">
            <text:p>0,0011660445</text:p>
          </table:table-cell>
          <table:table-cell office:value-type="float" office:value="0.00876147219865">
            <text:p>0,0087614722</text:p>
          </table:table-cell>
          <table:table-cell table:number-columns-repeated="14"/>
        </table:table-row>
        <table:table-row table:style-name="ro1">
          <table:table-cell office:value-type="string">
            <text:p>навред</text:p>
          </table:table-cell>
          <table:table-cell office:value-type="float" office:value="1">
            <text:p>1</text:p>
          </table:table-cell>
          <table:table-cell office:value-type="float" office:value="0.0115982816708">
            <text:p>0,0115982817</text:p>
          </table:table-cell>
          <table:table-cell office:value-type="float" office:value="0.00118546576095">
            <text:p>0,0011854658</text:p>
          </table:table-cell>
          <table:table-cell office:value-type="float" office:value="0.00891132997595">
            <text:p>0,00891133</text:p>
          </table:table-cell>
          <table:table-cell table:number-columns-repeated="14"/>
        </table:table-row>
        <table:table-row table:style-name="ro1">
          <table:table-cell office:value-type="string">
            <text:p>однак</text:p>
          </table:table-cell>
          <table:table-cell office:value-type="float" office:value="1">
            <text:p>1</text:p>
          </table:table-cell>
          <table:table-cell office:value-type="float" office:value="0.0115436406128">
            <text:p>0,0115436406</text:p>
          </table:table-cell>
          <table:table-cell office:value-type="float" office:value="0.00118547212517">
            <text:p>0,0011854721</text:p>
          </table:table-cell>
          <table:table-cell office:value-type="float" office:value="0.00883943108706">
            <text:p>0,0088394311</text:p>
          </table:table-cell>
          <table:table-cell table:number-columns-repeated="14"/>
        </table:table-row>
        <table:table-row table:style-name="ro1">
          <table:table-cell office:value-type="string">
            <text:p>получ</text:p>
          </table:table-cell>
          <table:table-cell office:value-type="float" office:value="1">
            <text:p>1</text:p>
          </table:table-cell>
          <table:table-cell office:value-type="float" office:value="0.0114100925414">
            <text:p>0,0114100925</text:p>
          </table:table-cell>
          <table:table-cell office:value-type="float" office:value="0.00115110580026">
            <text:p>0,0011511058</text:p>
          </table:table-cell>
          <table:table-cell office:value-type="float" office:value="0.00920836544343">
            <text:p>0,0092083654</text:p>
          </table:table-cell>
          <table:table-cell table:number-columns-repeated="14"/>
        </table:table-row>
        <table:table-row table:style-name="ro2">
          <table:table-cell office:value-type="string">
            <text:p>источник</text:p>
          </table:table-cell>
          <table:table-cell office:value-type="float" office:value="1">
            <text:p>1</text:p>
          </table:table-cell>
          <table:table-cell office:value-type="float" office:value="0.0113876715804">
            <text:p>0,0113876716</text:p>
          </table:table-cell>
          <table:table-cell office:value-type="float" office:value="0.00113610715802">
            <text:p>0,0011361072</text:p>
          </table:table-cell>
          <table:table-cell office:value-type="float" office:value="0.0090318627419">
            <text:p>0,0090318627</text:p>
          </table:table-cell>
          <table:table-cell table:number-columns-repeated="14"/>
        </table:table-row>
        <table:table-row table:style-name="ro2">
          <table:table-cell office:value-type="string">
            <text:p>сотрудник</text:p>
          </table:table-cell>
          <table:table-cell office:value-type="float" office:value="1">
            <text:p>1</text:p>
          </table:table-cell>
          <table:table-cell office:value-type="float" office:value="0.0113681017359">
            <text:p>0,0113681017</text:p>
          </table:table-cell>
          <table:table-cell office:value-type="float" office:value="0.00115110605647">
            <text:p>0,0011511061</text:p>
          </table:table-cell>
          <table:table-cell office:value-type="float" office:value="0.00913625294858">
            <text:p>0,0091362529</text:p>
          </table:table-cell>
          <table:table-cell table:number-columns-repeated="14"/>
        </table:table-row>
        <table:table-row table:style-name="ro1">
          <table:table-cell office:value-type="string">
            <text:p>октябр</text:p>
          </table:table-cell>
          <table:table-cell office:value-type="float" office:value="1">
            <text:p>1</text:p>
          </table:table-cell>
          <table:table-cell office:value-type="float" office:value="0.0113629264028">
            <text:p>0,0113629264</text:p>
          </table:table-cell>
          <table:table-cell office:value-type="float" office:value="0.00113567172922">
            <text:p>0,0011356717</text:p>
          </table:table-cell>
          <table:table-cell office:value-type="float" office:value="0.0091257277726">
            <text:p>0,0091257278</text:p>
          </table:table-cell>
          <table:table-cell table:number-columns-repeated="14"/>
        </table:table-row>
        <table:table-row table:style-name="ro1">
          <table:table-cell office:value-type="string">
            <text:p>герман</text:p>
          </table:table-cell>
          <table:table-cell office:value-type="float" office:value="1">
            <text:p>1</text:p>
          </table:table-cell>
          <table:table-cell office:value-type="float" office:value="0.0112827608188">
            <text:p>0,0112827608</text:p>
          </table:table-cell>
          <table:table-cell office:value-type="float" office:value="0.00113615932166">
            <text:p>0,0011361593</text:p>
          </table:table-cell>
          <table:table-cell office:value-type="float" office:value="0.00922145284225">
            <text:p>0,0092214528</text:p>
          </table:table-cell>
          <table:table-cell table:number-columns-repeated="14"/>
        </table:table-row>
        <table:table-row table:style-name="ro2">
          <table:table-cell office:value-type="string">
            <text:p>граждан</text:p>
          </table:table-cell>
          <table:table-cell office:value-type="float" office:value="1">
            <text:p>1</text:p>
          </table:table-cell>
          <table:table-cell office:value-type="float" office:value="0.0109804073312">
            <text:p>0,0109804073</text:p>
          </table:table-cell>
          <table:table-cell office:value-type="float" office:value="0.00113616893461">
            <text:p>0,0011361689</text:p>
          </table:table-cell>
          <table:table-cell office:value-type="float" office:value="0.00901359627933">
            <text:p>0,0090135963</text:p>
          </table:table-cell>
          <table:table-cell table:number-columns-repeated="14"/>
        </table:table-row>
        <table:table-row table:style-name="ro1">
          <table:table-cell office:value-type="string">
            <text:p>котор</text:p>
          </table:table-cell>
          <table:table-cell office:value-type="float" office:value="1">
            <text:p>1</text:p>
          </table:table-cell>
          <table:table-cell office:value-type="float" office:value="0.0107415464219">
            <text:p>0,0107415464</text:p>
          </table:table-cell>
          <table:table-cell office:value-type="float" office:value="0.00113649091023">
            <text:p>0,0011364909</text:p>
          </table:table-cell>
          <table:table-cell office:value-type="float" office:value="0.0093858512969">
            <text:p>0,0093858513</text:p>
          </table:table-cell>
          <table:table-cell table:number-columns-repeated="14"/>
        </table:table-row>
        <table:table-row table:style-name="ro2">
          <table:table-cell office:value-type="string">
            <text:p>убежищ</text:p>
          </table:table-cell>
          <table:table-cell office:value-type="float" office:value="1">
            <text:p>1</text:p>
          </table:table-cell>
          <table:table-cell office:value-type="float" office:value="0.0106596234123">
            <text:p>0,0106596234</text:p>
          </table:table-cell>
          <table:table-cell office:value-type="float" office:value="0.00113578254687">
            <text:p>0,0011357825</text:p>
          </table:table-cell>
          <table:table-cell office:value-type="float" office:value="0.00953462052828">
            <text:p>0,0095346205</text:p>
          </table:table-cell>
          <table:table-cell table:number-columns-repeated="14"/>
        </table:table-row>
        <table:table-row table:style-name="ro2">
          <table:table-cell office:value-type="string">
            <text:p>лет</text:p>
          </table:table-cell>
          <table:table-cell office:value-type="float" office:value="1">
            <text:p>1</text:p>
          </table:table-cell>
          <table:table-cell office:value-type="float" office:value="0.0106017573307">
            <text:p>0,0106017573</text:p>
          </table:table-cell>
          <table:table-cell office:value-type="float" office:value="0.00115301214182">
            <text:p>0,0011530121</text:p>
          </table:table-cell>
          <table:table-cell office:value-type="float" office:value="0.00890237613668">
            <text:p>0,0089023761</text:p>
          </table:table-cell>
          <table:table-cell table:number-columns-repeated="14"/>
        </table:table-row>
        <table:table-row table:style-name="ro2">
          <table:table-cell office:value-type="string">
            <text:p>част</text:p>
          </table:table-cell>
          <table:table-cell office:value-type="float" office:value="1">
            <text:p>1</text:p>
          </table:table-cell>
          <table:table-cell office:value-type="float" office:value="0.0105707133623">
            <text:p>0,0105707134</text:p>
          </table:table-cell>
          <table:table-cell office:value-type="float" office:value="0.00113680610692">
            <text:p>0,0011368061</text:p>
          </table:table-cell>
          <table:table-cell office:value-type="float" office:value="0.0091558435257">
            <text:p>0,0091558435</text:p>
          </table:table-cell>
          <table:table-cell table:number-columns-repeated="14"/>
        </table:table-row>
        <table:table-row table:style-name="ro1">
          <table:table-cell office:value-type="string">
            <text:p>сноуден</text:p>
          </table:table-cell>
          <table:table-cell office:value-type="float" office:value="1">
            <text:p>1</text:p>
          </table:table-cell>
          <table:table-cell office:value-type="float" office:value="0.0105481968136">
            <text:p>0,0105481968</text:p>
          </table:table-cell>
          <table:table-cell office:value-type="float" office:value="0.00113579523599">
            <text:p>0,0011357952</text:p>
          </table:table-cell>
          <table:table-cell office:value-type="float" office:value="0.00931291100918">
            <text:p>0,009312911</text:p>
          </table:table-cell>
          <table:table-cell table:number-columns-repeated="14"/>
        </table:table-row>
        <table:table-row table:style-name="ro1">
          <table:table-cell office:value-type="string">
            <text:p>меркел</text:p>
          </table:table-cell>
          <table:table-cell office:value-type="float" office:value="1">
            <text:p>1</text:p>
          </table:table-cell>
          <table:table-cell office:value-type="float" office:value="0.0105294346435">
            <text:p>0,0105294346</text:p>
          </table:table-cell>
          <table:table-cell office:value-type="float" office:value="0.00113547440124">
            <text:p>0,0011354744</text:p>
          </table:table-cell>
          <table:table-cell office:value-type="float" office:value="0.00954228825788">
            <text:p>0,0095422883</text:p>
          </table:table-cell>
          <table:table-cell table:number-columns-repeated="14"/>
        </table:table-row>
        <table:table-row table:style-name="ro2">
          <table:table-cell office:value-type="string">
            <text:p>прилетел</text:p>
          </table:table-cell>
          <table:table-cell office:value-type="float" office:value="1">
            <text:p>1</text:p>
          </table:table-cell>
          <table:table-cell office:value-type="float" office:value="0.0104487550066">
            <text:p>0,010448755</text:p>
          </table:table-cell>
          <table:table-cell office:value-type="float" office:value="0.00115759196185">
            <text:p>0,001157592</text:p>
          </table:table-cell>
          <table:table-cell office:value-type="float" office:value="0.0101419864325">
            <text:p>0,0101419864</text:p>
          </table:table-cell>
          <table:table-cell table:number-columns-repeated="14"/>
        </table:table-row>
        <table:table-row table:style-name="ro1">
          <table:table-cell office:value-type="string">
            <text:p>москв</text:p>
          </table:table-cell>
          <table:table-cell office:value-type="float" office:value="1">
            <text:p>1</text:p>
          </table:table-cell>
          <table:table-cell office:value-type="float" office:value="0.0104487550066">
            <text:p>0,010448755</text:p>
          </table:table-cell>
          <table:table-cell office:value-type="float" office:value="0.00115759196185">
            <text:p>0,001157592</text:p>
          </table:table-cell>
          <table:table-cell office:value-type="float" office:value="0.0101419864325">
            <text:p>0,0101419864</text:p>
          </table:table-cell>
          <table:table-cell table:number-columns-repeated="14"/>
        </table:table-row>
        <table:table-row table:style-name="ro2">
          <table:table-cell office:value-type="string">
            <text:p>работ</text:p>
          </table:table-cell>
          <table:table-cell office:value-type="float" office:value="1">
            <text:p>1</text:p>
          </table:table-cell>
          <table:table-cell office:value-type="float" office:value="0.0103942703409">
            <text:p>0,0103942703</text:p>
          </table:table-cell>
          <table:table-cell office:value-type="float" office:value="0.00117563801699">
            <text:p>0,001175638</text:p>
          </table:table-cell>
          <table:table-cell office:value-type="float" office:value="0.00870846704916">
            <text:p>0,008708467</text:p>
          </table:table-cell>
          <table:table-cell table:number-columns-repeated="14"/>
        </table:table-row>
        <table:table-row table:style-name="ro1">
          <table:table-cell office:value-type="string">
            <text:p>разглаша</text:p>
          </table:table-cell>
          <table:table-cell office:value-type="float" office:value="1">
            <text:p>1</text:p>
          </table:table-cell>
          <table:table-cell office:value-type="float" office:value="0.0103842427276">
            <text:p>0,0103842427</text:p>
          </table:table-cell>
          <table:table-cell office:value-type="float" office:value="0.00113548137234">
            <text:p>0,0011354814</text:p>
          </table:table-cell>
          <table:table-cell office:value-type="float" office:value="0.00960376466073">
            <text:p>0,0096037647</text:p>
          </table:table-cell>
          <table:table-cell table:number-columns-repeated="14"/>
        </table:table-row>
        <table:table-row table:style-name="ro1">
          <table:table-cell office:value-type="string">
            <text:p>пообеща</text:p>
          </table:table-cell>
          <table:table-cell office:value-type="float" office:value="1">
            <text:p>1</text:p>
          </table:table-cell>
          <table:table-cell office:value-type="float" office:value="0.0103623729468">
            <text:p>0,0103623729</text:p>
          </table:table-cell>
          <table:table-cell office:value-type="float" office:value="0.00113546706957">
            <text:p>0,0011354671</text:p>
          </table:table-cell>
          <table:table-cell office:value-type="float" office:value="0.00964983072553">
            <text:p>0,0096498307</text:p>
          </table:table-cell>
          <table:table-cell table:number-columns-repeated="14"/>
        </table:table-row>
        <table:table-row table:style-name="ro2">
          <table:table-cell office:value-type="string">
            <text:p>расследован</text:p>
          </table:table-cell>
          <table:table-cell office:value-type="float" office:value="1">
            <text:p>1</text:p>
          </table:table-cell>
          <table:table-cell office:value-type="float" office:value="0.0103244570234">
            <text:p>0,010324457</text:p>
          </table:table-cell>
          <table:table-cell office:value-type="float" office:value="0.00114658980884">
            <text:p>0,0011465898</text:p>
          </table:table-cell>
          <table:table-cell office:value-type="float" office:value="0.00905290080865">
            <text:p>0,0090529008</text:p>
          </table:table-cell>
          <table:table-cell table:number-columns-repeated="14"/>
        </table:table-row>
        <table:table-row table:style-name="ro1">
          <table:table-cell office:value-type="string">
            <text:p>появ</text:p>
          </table:table-cell>
          <table:table-cell office:value-type="float" office:value="1">
            <text:p>1</text:p>
          </table:table-cell>
          <table:table-cell office:value-type="float" office:value="0.0102258493782">
            <text:p>0,0102258494</text:p>
          </table:table-cell>
          <table:table-cell office:value-type="float" office:value="0.00116533663973">
            <text:p>0,0011653366</text:p>
          </table:table-cell>
          <table:table-cell office:value-type="float" office:value="0.00890296949623">
            <text:p>0,0089029695</text:p>
          </table:table-cell>
          <table:table-cell table:number-columns-repeated="14"/>
        </table:table-row>
        <table:table-row table:style-name="ro1">
          <table:table-cell office:value-type="string">
            <text:p>благодар</text:p>
          </table:table-cell>
          <table:table-cell office:value-type="float" office:value="1">
            <text:p>1</text:p>
          </table:table-cell>
          <table:table-cell office:value-type="float" office:value="0.0102164973396">
            <text:p>0,0102164973</text:p>
          </table:table-cell>
          <table:table-cell office:value-type="float" office:value="0.00113608256977">
            <text:p>0,0011360826</text:p>
          </table:table-cell>
          <table:table-cell office:value-type="float" office:value="0.00924648603179">
            <text:p>0,009246486</text:p>
          </table:table-cell>
          <table:table-cell table:number-columns-repeated="14"/>
        </table:table-row>
        <table:table-row table:style-name="ro2">
          <table:table-cell office:value-type="string">
            <text:p>повод</text:p>
          </table:table-cell>
          <table:table-cell office:value-type="float" office:value="1">
            <text:p>1</text:p>
          </table:table-cell>
          <table:table-cell office:value-type="float" office:value="0.0101842106692">
            <text:p>0,0101842107</text:p>
          </table:table-cell>
          <table:table-cell office:value-type="float" office:value="0.0011354603763">
            <text:p>0,0011354604</text:p>
          </table:table-cell>
          <table:table-cell office:value-type="float" office:value="0.00966754776936">
            <text:p>0,0096675478</text:p>
          </table:table-cell>
          <table:table-cell table:number-columns-repeated="14"/>
        </table:table-row>
        <table:table-row table:style-name="ro1">
          <table:table-cell office:value-type="string">
            <text:p>выясн</text:p>
          </table:table-cell>
          <table:table-cell office:value-type="float" office:value="1">
            <text:p>1</text:p>
          </table:table-cell>
          <table:table-cell office:value-type="float" office:value="0.0101409427877">
            <text:p>0,0101409428</text:p>
          </table:table-cell>
          <table:table-cell office:value-type="float" office:value="0.00116533388852">
            <text:p>0,0011653339</text:p>
          </table:table-cell>
          <table:table-cell office:value-type="float" office:value="0.00885189510085">
            <text:p>0,0088518951</text:p>
          </table:table-cell>
          <table:table-cell table:number-columns-repeated="14"/>
        </table:table-row>
        <table:table-row table:style-name="ro1">
          <table:table-cell office:value-type="string">
            <text:p>провест</text:p>
          </table:table-cell>
          <table:table-cell office:value-type="float" office:value="1">
            <text:p>1</text:p>
          </table:table-cell>
          <table:table-cell office:value-type="float" office:value="0.0101060367517">
            <text:p>0,0101060368</text:p>
          </table:table-cell>
          <table:table-cell office:value-type="float" office:value="0.00113568943569">
            <text:p>0,0011356894</text:p>
          </table:table-cell>
          <table:table-cell office:value-type="float" office:value="0.00946978009756">
            <text:p>0,0094697801</text:p>
          </table:table-cell>
          <table:table-cell table:number-columns-repeated="14"/>
        </table:table-row>
        <table:table-row table:style-name="ro2">
          <table:table-cell office:value-type="string">
            <text:p>парламент</text:p>
          </table:table-cell>
          <table:table-cell office:value-type="float" office:value="1">
            <text:p>1</text:p>
          </table:table-cell>
          <table:table-cell office:value-type="float" office:value="0.0100652546779">
            <text:p>0,0100652547</text:p>
          </table:table-cell>
          <table:table-cell office:value-type="float" office:value="0.00113546471812">
            <text:p>0,0011354647</text:p>
          </table:table-cell>
          <table:table-cell office:value-type="float" office:value="0.00964707387353">
            <text:p>0,0096470739</text:p>
          </table:table-cell>
          <table:table-cell table:number-columns-repeated="14"/>
        </table:table-row>
        <table:table-row table:style-name="ro2">
          <table:table-cell office:value-type="string">
            <text:p>видим</text:p>
          </table:table-cell>
          <table:table-cell office:value-type="float" office:value="1">
            <text:p>1</text:p>
          </table:table-cell>
          <table:table-cell office:value-type="float" office:value="0.010051684954">
            <text:p>0,010051685</text:p>
          </table:table-cell>
          <table:table-cell office:value-type="float" office:value="0.00115077034259">
            <text:p>0,0011507703</text:p>
          </table:table-cell>
          <table:table-cell office:value-type="float" office:value="0.00914765705462">
            <text:p>0,0091476571</text:p>
          </table:table-cell>
          <table:table-cell table:number-columns-repeated="14"/>
        </table:table-row>
        <table:table-row table:style-name="ro2">
          <table:table-cell office:value-type="string">
            <text:p>миров</text:p>
          </table:table-cell>
          <table:table-cell office:value-type="float" office:value="1">
            <text:p>1</text:p>
          </table:table-cell>
          <table:table-cell office:value-type="float" office:value="0.0100340200314">
            <text:p>0,01003402</text:p>
          </table:table-cell>
          <table:table-cell office:value-type="float" office:value="0.00113597555337">
            <text:p>0,0011359756</text:p>
          </table:table-cell>
          <table:table-cell office:value-type="float" office:value="0.00920200856057">
            <text:p>0,0092020086</text:p>
          </table:table-cell>
          <table:table-cell table:number-columns-repeated="14"/>
        </table:table-row>
        <table:table-row table:style-name="ro1">
          <table:table-cell office:value-type="string">
            <text:p>бол</text:p>
          </table:table-cell>
          <table:table-cell office:value-type="float" office:value="1">
            <text:p>1</text:p>
          </table:table-cell>
          <table:table-cell office:value-type="float" office:value="0.00996130474808">
            <text:p>0,0099613047</text:p>
          </table:table-cell>
          <table:table-cell office:value-type="float" office:value="0.00115050090036">
            <text:p>0,0011505009</text:p>
          </table:table-cell>
          <table:table-cell office:value-type="float" office:value="0.00905694704338">
            <text:p>0,009056947</text:p>
          </table:table-cell>
          <table:table-cell table:number-columns-repeated="14"/>
        </table:table-row>
        <table:table-row table:style-name="ro2">
          <table:table-cell office:value-type="string">
            <text:p>мир</text:p>
          </table:table-cell>
          <table:table-cell office:value-type="float" office:value="1">
            <text:p>1</text:p>
          </table:table-cell>
          <table:table-cell office:value-type="float" office:value="0.00993505621985">
            <text:p>0,0099350562</text:p>
          </table:table-cell>
          <table:table-cell office:value-type="float" office:value="0.00113559598953">
            <text:p>0,001135596</text:p>
          </table:table-cell>
          <table:table-cell office:value-type="float" office:value="0.00962208184434">
            <text:p>0,0096220818</text:p>
          </table:table-cell>
          <table:table-cell table:number-columns-repeated="14"/>
        </table:table-row>
        <table:table-row table:style-name="ro2">
          <table:table-cell office:value-type="string">
            <text:p>сред</text:p>
          </table:table-cell>
          <table:table-cell office:value-type="float" office:value="1">
            <text:p>1</text:p>
          </table:table-cell>
          <table:table-cell office:value-type="float" office:value="0.00991663302378">
            <text:p>0,009916633</text:p>
          </table:table-cell>
          <table:table-cell office:value-type="float" office:value="0.00113594631252">
            <text:p>0,0011359463</text:p>
          </table:table-cell>
          <table:table-cell office:value-type="float" office:value="0.0090695892833">
            <text:p>0,0090695893</text:p>
          </table:table-cell>
          <table:table-cell table:number-columns-repeated="14"/>
        </table:table-row>
        <table:table-row table:style-name="ro1">
          <table:table-cell office:value-type="string">
            <text:p>влиятельн</text:p>
          </table:table-cell>
          <table:table-cell office:value-type="float" office:value="1">
            <text:p>1</text:p>
          </table:table-cell>
          <table:table-cell office:value-type="float" office:value="0.00988712783401">
            <text:p>0,0098871278</text:p>
          </table:table-cell>
          <table:table-cell office:value-type="float" office:value="0.00113577786282">
            <text:p>0,0011357779</text:p>
          </table:table-cell>
          <table:table-cell office:value-type="float" office:value="0.00955799626811">
            <text:p>0,0095579963</text:p>
          </table:table-cell>
          <table:table-cell table:number-columns-repeated="14"/>
        </table:table-row>
        <table:table-row table:style-name="ro2">
          <table:table-cell office:value-type="string">
            <text:p>журналист</text:p>
          </table:table-cell>
          <table:table-cell office:value-type="float" office:value="1">
            <text:p>1</text:p>
          </table:table-cell>
          <table:table-cell office:value-type="float" office:value="0.00986832723537">
            <text:p>0,0098683272</text:p>
          </table:table-cell>
          <table:table-cell office:value-type="float" office:value="0.00115074958101">
            <text:p>0,0011507496</text:p>
          </table:table-cell>
          <table:table-cell office:value-type="float" office:value="0.00927358808983">
            <text:p>0,0092735881</text:p>
          </table:table-cell>
          <table:table-cell table:number-columns-repeated="14"/>
        </table:table-row>
        <table:table-row table:style-name="ro1">
          <table:table-cell office:value-type="string">
            <text:p>значительн</text:p>
          </table:table-cell>
          <table:table-cell office:value-type="float" office:value="1">
            <text:p>1</text:p>
          </table:table-cell>
          <table:table-cell office:value-type="float" office:value="0.00984183708186">
            <text:p>0,0098418371</text:p>
          </table:table-cell>
          <table:table-cell office:value-type="float" office:value="0.00113547685272">
            <text:p>0,0011354769</text:p>
          </table:table-cell>
          <table:table-cell office:value-type="float" office:value="0.00941657759163">
            <text:p>0,0094165776</text:p>
          </table:table-cell>
          <table:table-cell table:number-columns-repeated="14"/>
        </table:table-row>
        <table:table-row table:style-name="ro2">
          <table:table-cell office:value-type="string">
            <text:p>например</text:p>
          </table:table-cell>
          <table:table-cell office:value-type="float" office:value="1">
            <text:p>1</text:p>
          </table:table-cell>
          <table:table-cell office:value-type="float" office:value="0.00974998637263">
            <text:p>0,0097499864</text:p>
          </table:table-cell>
          <table:table-cell office:value-type="float" office:value="0.00113576310593">
            <text:p>0,0011357631</text:p>
          </table:table-cell>
          <table:table-cell office:value-type="float" office:value="0.009415971274">
            <text:p>0,0094159713</text:p>
          </table:table-cell>
          <table:table-cell table:number-columns-repeated="14"/>
        </table:table-row>
        <table:table-row table:style-name="ro1">
          <table:table-cell office:value-type="string">
            <text:p>новост</text:p>
          </table:table-cell>
          <table:table-cell office:value-type="float" office:value="1">
            <text:p>1</text:p>
          </table:table-cell>
          <table:table-cell office:value-type="float" office:value="0.00971757686455">
            <text:p>0,0097175769</text:p>
          </table:table-cell>
          <table:table-cell office:value-type="float" office:value="0.00115015262014">
            <text:p>0,0011501526</text:p>
          </table:table-cell>
          <table:table-cell office:value-type="float" office:value="0.00920299468429">
            <text:p>0,0092029947</text:p>
          </table:table-cell>
          <table:table-cell table:number-columns-repeated="14"/>
        </table:table-row>
        <table:table-row table:style-name="ro2" table:number-rows-repeated="1048437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  <table:database-ranges>
        <table:database-range table:name="__Anonymous_Sheet_DB__0" table:target-range-address="Лист1.A1:Лист1.E104857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4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4T03:02:24</dc:date>
    <dc:creator>Dales3D </dc:creator>
    <meta:document-statistic meta:table-count="1" meta:cell-count="750" meta:object-count="0"/>
    <meta:generator>LibreOffice/3.5$Linux_X86_64 LibreOffice_project/350m1$Build-2</meta:generator>
  </office:meta>
</office:document-meta>
</file>